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86cm"/>
    </style:style>
    <style:style style:family="table-column" style:name="co2">
      <style:table-column-properties fo:break-before="auto" style:column-width="4.867cm"/>
    </style:style>
    <style:style style:family="table-column" style:name="co3">
      <style:table-column-properties fo:break-before="auto" style:column-width="6.909cm"/>
    </style:style>
    <style:style style:family="table-column" style:name="co4">
      <style:table-column-properties fo:break-before="auto" style:column-width="0.616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88cm"/>
    </style:style>
    <style:style style:family="table-column" style:name="co7">
      <style:table-column-properties fo:break-before="auto" style:column-width="1.31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2.0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HOLLAND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7">
      <style:table-cell-properties fo:padding="0.071cm"/>
    </style:style>
    <style:style style:data-style-name="N100"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2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2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27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32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HOLLAND.A589"/>
      </style:table-cell-properties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HOLLAND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ce7"/>
        <table:table-column table:style-name="co7" table:default-cell-style-name="ce28" table:number-columns-repeated="5"/>
        <table:table-column table:style-name="co5" table:default-cell-style-name="Default" table:number-columns-repeated="1013"/>
        <table:table-row table:style-name="ro1">
          <table:table-cell ns41:value-type="string" table:number-rows-spanned="1" table:style-name="TL Title" table:number-columns-spanned="11" office:value-type="string">
            <text:p><text:span text:style-name="T2"><text:a xlink:type="simple" xlink:href="#HOLLAND.A589">GENERAALE VOLKSMEENIGTE IN DE BATAAFSCHE REPUBLIEK - VOLKSTELLING IN HOLLAND</text:a></text:span></text:p>
          </table:table-cell>
          <table:covered-table-cell table:style-name="TL Title" table:number-columns-repeated="9"/>
          <table:covered-table-cell table:style-name="ce32"/>
          <table:table-cell table:number-columns-repeated="1013"/>
        </table:table-row>
        <table:table-row table:style-name="ro1">
          <table:table-cell table:style-name="ce2" table:number-columns-repeated="6"/>
          <table:table-cell table:style-name="ce23" table:number-columns-repeated="5"/>
          <table:table-cell table:number-columns-repeated="1013"/>
        </table:table-row>
        <table:table-row table:style-name="ro2">
          <table:table-cell ns41:value-type="string" table:style-name="TL RowProperty" office:value-type="string">
            <text:p>Provincie</text:p>
          </table:table-cell>
          <table:table-cell ns41:value-type="string" table:style-name="TL RowProperty" office:value-type="string">
            <text:p>District</text:p>
          </table:table-cell>
          <table:table-cell ns41:value-type="string" table:style-name="TL RowProperty" office:value-type="string">
            <text:p>Plaats</text:p>
          </table:table-cell>
          <table:table-cell table:style-name="ce19"/>
          <table:table-cell ns41:value-type="string" table:style-name="TL ColHeader" office:value-type="string">
            <text:p>Zielen</text:p>
          </table:table-cell>
          <table:table-cell ns41:value-type="string" table:style-name="TL ColHeader" office:value-type="string">
            <text:p>Grond-vergaderingen</text:p>
          </table:table-cell>
          <table:table-cell ns41:value-type="string" table:style-name="ce24" office:value-type="string">
            <text:p><text:s/>RolNr</text:p>
          </table:table-cell>
          <table:table-cell ns41:value-type="string" table:style-name="ce29" office:value-type="string">
            <text:p><text:s/>BeeldNr</text:p>
          </table:table-cell>
          <table:table-cell ns41:value-type="string" table:style-name="ce29" office:value-type="string">
            <text:p><text:s/>Publ-BladNr</text:p>
          </table:table-cell>
          <table:table-cell ns41:value-type="string" table:style-name="ce29" office:value-type="string">
            <text:p><text:s/>Blad-TabelNr</text:p>
          </table:table-cell>
          <table:table-cell ns41:value-type="string" table:style-name="ce33" office:value-type="string">
            <text:p><text:s/>Tabel-RegelNr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/>
          <table:table-cell table:style-name="ce4" table:number-columns-repeated="2"/>
          <table:table-cell table:style-name="ce25" table:number-columns-repeated="5"/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NOORDEN.</text:p>
          </table:table-cell>
          <table:table-cell ns41:value-type="string" table:style-name="TL RowHeader" office:value-type="string">
            <office:annotation draw:style-name="gr1" svg:height="2.328cm" draw:caption-point-y="0.273cm" svg:width="4.491cm" svg:x="16.781cm" draw:caption-point-x="-0.43cm" svg:y="3.255cm" draw:text-style-name="P1">
              <dc:creator>CDM</dc:creator>
              <dc:date>2014-12-12T00:00:00</dc:date>
              <text:p text:style-name="P1"><text:span text:style-name="T1">In de gedrukte bron staat: Oost-Terschelling heeft. "heeft" wordt bij de overige gemeenten op hetzelfde blad niet meer herhaald. Daarom is "heeft" hier ook weggelaten.</text:span></text:p>
            </office:annotation>
            <text:p>Oost-Terschelling </text:p>
          </table:table-cell>
          <table:table-cell table:style-name="ce20"/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NOORDEN.</text:p>
          </table:table-cell>
          <table:table-cell ns41:value-type="string" table:style-name="TL RowHeader" office:value-type="string">
            <text:p>West-Terschelling</text:p>
          </table:table-cell>
          <table:table-cell table:style-name="ce20"/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NOORDEN.</text:p>
          </table:table-cell>
          <table:table-cell ns41:value-type="string" table:style-name="TL RowHeader" office:value-type="string">
            <text:p>Vlieland</text:p>
          </table:table-cell>
          <table:table-cell table:style-name="ce20"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NOORDEN.</text:p>
          </table:table-cell>
          <table:table-cell ns41:value-type="string" table:style-name="TL RowHeader" office:value-type="string">
            <text:p>Texel</text:p>
          </table:table-cell>
          <table:table-cell table:style-name="ce20"/>
          <table:table-cell ns41:value-type="float" table:style-name="TL Data" office:value="4950" office:value-type="float">
            <text:p>4950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NOORDEN.</text:p>
          </table:table-cell>
          <table:table-cell ns41:value-type="string" table:style-name="TL RowHeader" office:value-type="string">
            <text:p>Wieringen</text:p>
          </table:table-cell>
          <table:table-cell table:style-name="ce20"/>
          <table:table-cell ns41:value-type="float" table:style-name="TL Data" office:value="1415" office:value-type="float">
            <text:p>141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NOORDEN.</text:p>
          </table:table-cell>
          <table:table-cell ns41:value-type="string" table:style-name="TL RowHeader" office:value-type="string">
            <text:p>Helder</text:p>
          </table:table-cell>
          <table:table-cell table:style-name="ce20"/>
          <table:table-cell ns41:value-type="float" table:style-name="TL Data" office:value="1650" office:value-type="float">
            <text:p>165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NOORDEN.</text:p>
          </table:table-cell>
          <table:table-cell ns41:value-type="string" table:style-name="TL RowHeader" office:value-type="string">
            <text:p>Huysduynen</text:p>
          </table:table-cell>
          <table:table-cell table:style-name="ce20"/>
          <table:table-cell ns41:value-type="float" table:style-name="TL Data" office:value="377" office:value-type="float">
            <text:p>37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NOORDEN.</text:p>
          </table:table-cell>
          <table:table-cell ns41:value-type="string" table:style-name="TL RowHeader" office:value-type="string">
            <text:p>Zyp</text:p>
          </table:table-cell>
          <table:table-cell table:style-name="ce20"/>
          <table:table-cell ns41:value-type="float" table:style-name="TL Data" office:value="2397" office:value-type="float">
            <text:p>2397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NOORDEN.</text:p>
          </table:table-cell>
          <table:table-cell ns41:value-type="string" table:style-name="TL RowHeader" office:value-type="string">
            <text:p>Haazepolder</text:p>
          </table:table-cell>
          <table:table-cell table:style-name="ce20"/>
          <table:table-cell ns41:value-type="float" table:style-name="TL Data" office:value="141" office:value-type="float">
            <text:p>14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NOORDEN.</text:p>
          </table:table-cell>
          <table:table-cell ns41:value-type="string" table:style-name="TL RowHeader" office:value-type="string">
            <text:p>Wieringer-Waard</text:p>
          </table:table-cell>
          <table:table-cell table:style-name="ce20"/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NOORDEN.</text:p>
          </table:table-cell>
          <table:table-cell ns41:value-type="string" table:style-name="TL RowHeader" office:value-type="string">
            <text:p>Calandsoog</text:p>
          </table:table-cell>
          <table:table-cell table:style-name="ce20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NOORDEN.</text:p>
          </table:table-cell>
          <table:table-cell ns41:value-type="string" table:style-name="TL RowHeader" office:value-type="string">
            <text:p>Petten</text:p>
          </table:table-cell>
          <table:table-cell table:style-name="ce20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NOORDEN.</text:p>
          </table:table-cell>
          <table:table-cell ns41:value-type="string" table:style-name="TL RowHeader" office:value-type="string">
            <text:p>Groet</text:p>
          </table:table-cell>
          <table:table-cell table:style-name="ce20"/>
          <table:table-cell ns41:value-type="float" table:style-name="TL Data" office:value="181" office:value-type="float">
            <text:p>18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Medenblik</text:p>
          </table:table-cell>
          <table:table-cell table:style-name="ce20"/>
          <table:table-cell ns41:value-type="float" table:style-name="TL Data" office:value="2008" office:value-type="float">
            <text:p>2008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Hoog en Laag Zwaagdyk</text:p>
          </table:table-cell>
          <table:table-cell table:style-name="ce20"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17466" office:value-type="float">
            <text:p>17466</text:p>
          </table:table-cell>
          <table:table-cell ns41:value-type="float" table:style-name="TL Data" office:value="35" office:value-type="float">
            <text:p>3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Oostwoud</text:p>
          </table:table-cell>
          <table:table-cell table:style-name="ce20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Midwoud</text:p>
          </table:table-cell>
          <table:table-cell table:style-name="ce20"/>
          <table:table-cell ns41:value-type="float" table:style-name="TL Data" office:value="139" office:value-type="float">
            <text:p>13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Opperdoes</text:p>
          </table:table-cell>
          <table:table-cell table:style-name="ce20"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Wadweyde</text:p>
          </table:table-cell>
          <table:table-cell table:style-name="ce20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Hensbroek</text:p>
          </table:table-cell>
          <table:table-cell table:style-name="ce20"/>
          <table:table-cell ns41:value-type="float" table:style-name="TL Data" office:value="398" office:value-type="float">
            <text:p>39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Obdam</text:p>
          </table:table-cell>
          <table:table-cell table:style-name="ce20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Spanbroek</text:p>
          </table:table-cell>
          <table:table-cell table:style-name="ce20"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Opmeer</text:p>
          </table:table-cell>
          <table:table-cell table:style-name="ce20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Veenhuizen</text:p>
          </table:table-cell>
          <table:table-cell table:style-name="ce20"/>
          <table:table-cell ns41:value-type="float" table:style-name="TL Data" office:value="179" office:value-type="float">
            <text:p>17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Benningbroek en Sybecarspel</text:p>
          </table:table-cell>
          <table:table-cell table:style-name="ce20"/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Abbekerk</text:p>
          </table:table-cell>
          <table:table-cell table:style-name="ce20"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Lambertshaag</text:p>
          </table:table-cell>
          <table:table-cell table:style-name="ce20"/>
          <table:table-cell ns41:value-type="float" table:style-name="TL Data" office:value="146" office:value-type="float">
            <text:p>14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Twisk</text:p>
          </table:table-cell>
          <table:table-cell table:style-name="ce20"/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Hoogwoud</text:p>
          </table:table-cell>
          <table:table-cell table:style-name="ce20"/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Aardswoud</text:p>
          </table:table-cell>
          <table:table-cell table:style-name="ce20"/>
          <table:table-cell ns41:value-type="float" table:style-name="TL Data" office:value="295" office:value-type="float">
            <text:p>29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Winkel</text:p>
          </table:table-cell>
          <table:table-cell table:style-name="ce20"/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Oude Niedorp</text:p>
          </table:table-cell>
          <table:table-cell table:style-name="ce20"/>
          <table:table-cell ns41:value-type="float" table:style-name="TL Data" office:value="597" office:value-type="float">
            <text:p>59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Nieuwe Niedorp</text:p>
          </table:table-cell>
          <table:table-cell table:style-name="ce20"/>
          <table:table-cell ns41:value-type="float" table:style-name="TL Data" office:value="636" office:value-type="float">
            <text:p>63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Schagen</text:p>
          </table:table-cell>
          <table:table-cell table:style-name="ce20"/>
          <table:table-cell ns41:value-type="float" table:style-name="TL Data" office:value="1343" office:value-type="float">
            <text:p>134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Burghorn</text:p>
          </table:table-cell>
          <table:table-cell table:style-name="ce20"/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Haringhuizen</text:p>
          </table:table-cell>
          <table:table-cell table:style-name="ce20"/>
          <table:table-cell ns41:value-type="float" table:style-name="TL Data" office:value="141" office:value-type="float">
            <text:p>14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Barsingerhorn</text:p>
          </table:table-cell>
          <table:table-cell table:style-name="ce20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Kolhorn</text:p>
          </table:table-cell>
          <table:table-cell table:style-name="ce20"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Valkoog</text:p>
          </table:table-cell>
          <table:table-cell table:style-name="ce20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Krabbendam</text:p>
          </table:table-cell>
          <table:table-cell table:style-name="ce20"/>
          <table:table-cell ns41:value-type="float" table:style-name="TL Data" office:value="64" office:value-type="float">
            <text:p>6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Schoorldam</text:p>
          </table:table-cell>
          <table:table-cell table:style-name="ce20"/>
          <table:table-cell ns41:value-type="float" table:style-name="TL Data" office:value="97" office:value-type="float">
            <text:p>9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Haringcarspel</text:p>
          </table:table-cell>
          <table:table-cell table:style-name="ce20"/>
          <table:table-cell ns41:value-type="float" table:style-name="TL Data" office:value="788" office:value-type="float">
            <text:p>78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St. Maarten en Eenigenburg</text:p>
          </table:table-cell>
          <table:table-cell table:style-name="ce20"/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Warmenhuizen</text:p>
          </table:table-cell>
          <table:table-cell table:style-name="ce20"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NOORDER-KOGGEN.</text:p>
          </table:table-cell>
          <table:table-cell ns41:value-type="string" table:style-name="TL RowHeader" office:value-type="string">
            <text:p>Oudcarspel</text:p>
          </table:table-cell>
          <table:table-cell table:style-name="ce20"/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.</text:p>
          </table:table-cell>
          <table:table-cell ns41:value-type="string" table:style-name="TL RowHeader" office:value-type="string">
            <text:p>Noord-Scharwoude</text:p>
          </table:table-cell>
          <table:table-cell table:style-name="ce20"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.</text:p>
          </table:table-cell>
          <table:table-cell ns41:value-type="string" table:style-name="TL RowHeader" office:value-type="string">
            <text:p>Zuid-Scharwoude</text:p>
          </table:table-cell>
          <table:table-cell table:style-name="ce20"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.</text:p>
          </table:table-cell>
          <table:table-cell ns41:value-type="string" table:style-name="TL RowHeader" office:value-type="string">
            <text:p>Broek op Langendyk</text:p>
          </table:table-cell>
          <table:table-cell table:style-name="ce20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31585" office:value-type="float">
            <text:p>31585</text:p>
          </table:table-cell>
          <table:table-cell ns41:value-type="float" table:style-name="TL Data" office:value="63" office:value-type="float">
            <text:p>6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.</text:p>
          </table:table-cell>
          <table:table-cell ns41:value-type="string" table:style-name="TL RowHeader" office:value-type="string">
            <text:p>Koedyk</text:p>
          </table:table-cell>
          <table:table-cell table:style-name="ce20"/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.</text:p>
          </table:table-cell>
          <table:table-cell ns41:value-type="string" table:style-name="TL RowHeader" office:value-type="string">
            <text:p>Huiswaard</text:p>
          </table:table-cell>
          <table:table-cell table:style-name="ce20"/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.</text:p>
          </table:table-cell>
          <table:table-cell ns41:value-type="string" table:style-name="TL RowHeader" office:value-type="string">
            <text:p>Pancras</text:p>
          </table:table-cell>
          <table:table-cell table:style-name="ce20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.</text:p>
          </table:table-cell>
          <table:table-cell ns41:value-type="string" table:style-name="TL RowHeader" office:value-type="string">
            <text:p>Oudorp en deel Schermeer</text:p>
          </table:table-cell>
          <table:table-cell table:style-name="ce20"/>
          <table:table-cell ns41:value-type="float" table:style-name="TL Data" office:value="292" office:value-type="float">
            <text:p>29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.</text:p>
          </table:table-cell>
          <table:table-cell ns41:value-type="string" table:style-name="TL RowHeader" office:value-type="string">
            <text:p>Heer Huygenwaard</text:p>
          </table:table-cell>
          <table:table-cell table:style-name="ce20"/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.</text:p>
          </table:table-cell>
          <table:table-cell ns41:value-type="string" table:style-name="TL RowHeader" office:value-type="string">
            <text:p>Alkmaar</text:p>
          </table:table-cell>
          <table:table-cell table:style-name="ce20"/>
          <table:table-cell ns41:value-type="float" table:style-name="TL Data" office:value="7514" office:value-type="float">
            <text:p>7514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.</text:p>
          </table:table-cell>
          <table:table-cell ns41:value-type="string" table:style-name="TL RowHeader" office:value-type="string">
            <text:p>Jurisdictie van Alkmaar</text:p>
          </table:table-cell>
          <table:table-cell table:style-name="ce20"/>
          <table:table-cell ns41:value-type="float" table:style-name="TL Data" office:value="859" office:value-type="float">
            <text:p>85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.</text:p>
          </table:table-cell>
          <table:table-cell ns41:value-type="string" table:style-name="TL RowHeader" office:value-type="string">
            <text:p>Schoorl, Harge en Kamp</text:p>
          </table:table-cell>
          <table:table-cell table:style-name="ce20"/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.</text:p>
          </table:table-cell>
          <table:table-cell ns41:value-type="string" table:style-name="TL RowHeader" office:value-type="string">
            <text:p>Bergen</text:p>
          </table:table-cell>
          <table:table-cell table:style-name="ce20"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.</text:p>
          </table:table-cell>
          <table:table-cell ns41:value-type="string" table:style-name="TL RowHeader" office:value-type="string">
            <text:p>Wimmenum</text:p>
          </table:table-cell>
          <table:table-cell table:style-name="ce20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.</text:p>
          </table:table-cell>
          <table:table-cell ns41:value-type="string" table:style-name="TL RowHeader" office:value-type="string">
            <text:p>Egmond op Zee</text:p>
          </table:table-cell>
          <table:table-cell table:style-name="ce20"/>
          <table:table-cell ns41:value-type="float" table:style-name="TL Data" office:value="1177" office:value-type="float">
            <text:p>117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.</text:p>
          </table:table-cell>
          <table:table-cell ns41:value-type="string" table:style-name="TL RowHeader" office:value-type="string">
            <text:p>Egmond binnen, Rynegom en den Hoef</text:p>
          </table:table-cell>
          <table:table-cell table:style-name="ce20"/>
          <table:table-cell ns41:value-type="float" table:style-name="TL Data" office:value="687" office:value-type="float">
            <text:p>68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.</text:p>
          </table:table-cell>
          <table:table-cell ns41:value-type="string" table:style-name="TL RowHeader" office:value-type="string">
            <text:p>Baccum</text:p>
          </table:table-cell>
          <table:table-cell table:style-name="ce20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KENNEMER-EIND.</text:p>
          </table:table-cell>
          <table:table-cell ns41:value-type="string" table:style-name="TL RowHeader" office:value-type="string">
            <text:p>Heyloo en Oesdom</text:p>
          </table:table-cell>
          <table:table-cell table:style-name="ce20"/>
          <table:table-cell ns41:value-type="float" table:style-name="TL Data" office:value="455" office:value-type="float">
            <text:p>45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Oterleek en Schermeer</text:p>
          </table:table-cell>
          <table:table-cell table:style-name="ce20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Driehuizen</text:p>
          </table:table-cell>
          <table:table-cell table:style-name="ce20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Zuidschermer</text:p>
          </table:table-cell>
          <table:table-cell table:style-name="ce20"/>
          <table:table-cell ns41:value-type="float" table:style-name="TL Data" office:value="315" office:value-type="float">
            <text:p>31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Schermeer onder dito</text:p>
          </table:table-cell>
          <table:table-cell table:style-name="ce20"/>
          <table:table-cell ns41:value-type="float" table:style-name="TL Data" office:value="82" office:value-type="float">
            <text:p>8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Noordschermer</text:p>
          </table:table-cell>
          <table:table-cell table:style-name="ce20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Schermeer onder dito</text:p>
          </table:table-cell>
          <table:table-cell table:style-name="ce20"/>
          <table:table-cell ns41:value-type="float" table:style-name="TL Data" office:value="160" office:value-type="float">
            <text:p>16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Schermeer, onder Schermerhorn enz.</text:p>
          </table:table-cell>
          <table:table-cell table:style-name="ce20"/>
          <table:table-cell ns41:value-type="float" table:style-name="TL Data" office:value="272" office:value-type="float">
            <text:p>27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Oostmyzen</text:p>
          </table:table-cell>
          <table:table-cell table:style-name="ce20"/>
          <table:table-cell ns41:value-type="float" table:style-name="TL Data" office:value="23" office:value-type="float">
            <text:p>2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Schermerhorn en Westmyzen</text:p>
          </table:table-cell>
          <table:table-cell table:style-name="ce20"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Ursem, Rustenburg en Braak</text:p>
          </table:table-cell>
          <table:table-cell table:style-name="ce20"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Beets</text:p>
          </table:table-cell>
          <table:table-cell table:style-name="ce20"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Oudendyk</text:p>
          </table:table-cell>
          <table:table-cell table:style-name="ce20"/>
          <table:table-cell ns41:value-type="float" table:style-name="TL Data" office:value="288" office:value-type="float">
            <text:p>28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Schardam</text:p>
          </table:table-cell>
          <table:table-cell table:style-name="ce20"/>
          <table:table-cell ns41:value-type="float" table:style-name="TL Data" office:value="62" office:value-type="float">
            <text:p>6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Scharwoude</text:p>
          </table:table-cell>
          <table:table-cell table:style-name="ce20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Avenhorn</text:p>
          </table:table-cell>
          <table:table-cell table:style-name="ce20"/>
          <table:table-cell ns41:value-type="float" table:style-name="TL Data" office:value="220" office:value-type="float">
            <text:p>22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Grosthuizen</text:p>
          </table:table-cell>
          <table:table-cell table:style-name="ce20"/>
          <table:table-cell ns41:value-type="float" table:style-name="TL Data" office:value="118" office:value-type="float">
            <text:p>11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Berkhout</text:p>
          </table:table-cell>
          <table:table-cell table:style-name="ce20"/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Baarsdorp</text:p>
          </table:table-cell>
          <table:table-cell table:style-name="ce20"/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Hoorn</text:p>
          </table:table-cell>
          <table:table-cell table:style-name="ce20"/>
          <table:table-cell ns41:value-type="float" table:style-name="TL Data" office:value="9551" office:value-type="float">
            <text:p>9551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Zwaag</text:p>
          </table:table-cell>
          <table:table-cell table:style-name="ce20"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GOLF.</text:p>
          </table:table-cell>
          <table:table-cell ns41:value-type="string" table:style-name="TL RowHeader" office:value-type="string">
            <text:p>Wognum</text:p>
          </table:table-cell>
          <table:table-cell table:style-name="ce20"/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60472" office:value-type="float">
            <text:p>60472</text:p>
          </table:table-cell>
          <table:table-cell ns41:value-type="float" table:style-name="TL Data" office:value="120" office:value-type="float">
            <text:p>120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Hauwert</text:p>
          </table:table-cell>
          <table:table-cell table:style-name="ce20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Nibbinxwoud</text:p>
          </table:table-cell>
          <table:table-cell table:style-name="ce20"/>
          <table:table-cell ns41:value-type="float" table:style-name="TL Data" office:value="158" office:value-type="float">
            <text:p>15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Wervershoof</text:p>
          </table:table-cell>
          <table:table-cell table:style-name="ce20"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Lutkebroek en Aandyk</text:p>
          </table:table-cell>
          <table:table-cell table:style-name="ce20"/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Hoogcarspel</text:p>
          </table:table-cell>
          <table:table-cell table:style-name="ce20"/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Grootebroek</text:p>
          </table:table-cell>
          <table:table-cell table:style-name="ce20"/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Bovencarspel</text:p>
          </table:table-cell>
          <table:table-cell table:style-name="ce20"/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Enkhuyzen</text:p>
          </table:table-cell>
          <table:table-cell table:style-name="ce20"/>
          <table:table-cell ns41:value-type="float" table:style-name="TL Data" office:value="6803" office:value-type="float">
            <text:p>6803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Hem</text:p>
          </table:table-cell>
          <table:table-cell table:style-name="ce20"/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Venhuizen</text:p>
          </table:table-cell>
          <table:table-cell table:style-name="ce20"/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Wydenes</text:p>
          </table:table-cell>
          <table:table-cell table:style-name="ce20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Oosterleek</text:p>
          </table:table-cell>
          <table:table-cell table:style-name="ce20"/>
          <table:table-cell ns41:value-type="float" table:style-name="TL Data" office:value="100" office:value-type="float">
            <text:p>10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Westwoude</text:p>
          </table:table-cell>
          <table:table-cell table:style-name="ce20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Oosterblokker</text:p>
          </table:table-cell>
          <table:table-cell table:style-name="ce20"/>
          <table:table-cell ns41:value-type="float" table:style-name="TL Data" office:value="367" office:value-type="float">
            <text:p>36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Binnenwyzent</text:p>
          </table:table-cell>
          <table:table-cell table:style-name="ce20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Westerblokker</text:p>
          </table:table-cell>
          <table:table-cell table:style-name="ce20"/>
          <table:table-cell ns41:value-type="float" table:style-name="TL Data" office:value="366" office:value-type="float">
            <text:p>36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Schellinghout</text:p>
          </table:table-cell>
          <table:table-cell table:style-name="ce20"/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Urk</text:p>
          </table:table-cell>
          <table:table-cell table:style-name="ce20"/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UIDER-ZEE.</text:p>
          </table:table-cell>
          <table:table-cell ns41:value-type="string" table:style-name="TL RowHeader" office:value-type="string">
            <text:p>Emmeloort</text:p>
          </table:table-cell>
          <table:table-cell table:style-name="ce20"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Graft</text:p>
          </table:table-cell>
          <table:table-cell table:style-name="ce20"/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Noordeinde Graft</text:p>
          </table:table-cell>
          <table:table-cell table:style-name="ce20"/>
          <table:table-cell ns41:value-type="float" table:style-name="TL Data" office:value="147" office:value-type="float">
            <text:p>14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Westgraftdyk</text:p>
          </table:table-cell>
          <table:table-cell table:style-name="ce20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Oostgraftdyk</text:p>
          </table:table-cell>
          <table:table-cell table:style-name="ce20"/>
          <table:table-cell ns41:value-type="float" table:style-name="TL Data" office:value="178" office:value-type="float">
            <text:p>17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Schermeer onder Graft</text:p>
          </table:table-cell>
          <table:table-cell table:style-name="ce20"/>
          <table:table-cell ns41:value-type="float" table:style-name="TL Data" office:value="47" office:value-type="float">
            <text:p>4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Starmeer onder Graft</text:p>
          </table:table-cell>
          <table:table-cell table:style-name="ce20"/>
          <table:table-cell ns41:value-type="float" table:style-name="TL Data" office:value="50" office:value-type="float">
            <text:p>5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Ryp</text:p>
          </table:table-cell>
          <table:table-cell table:style-name="ce20"/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Beemster</text:p>
          </table:table-cell>
          <table:table-cell table:style-name="ce20"/>
          <table:table-cell ns41:value-type="float" table:style-name="TL Data" office:value="2308" office:value-type="float">
            <text:p>2308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Etershem</text:p>
          </table:table-cell>
          <table:table-cell table:style-name="ce20"/>
          <table:table-cell ns41:value-type="float" table:style-name="TL Data" office:value="72" office:value-type="float">
            <text:p>7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80724" office:value-type="float">
            <text:p>80724</text:p>
          </table:table-cell>
          <table:table-cell ns41:value-type="float" table:style-name="TL Data" office:value="160" office:value-type="float">
            <text:p>160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Wormer</text:p>
          </table:table-cell>
          <table:table-cell table:style-name="ce20"/>
          <table:table-cell ns41:value-type="float" table:style-name="TL Data" office:value="1160" office:value-type="float">
            <text:p>116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Schalsmeer onder dito</text:p>
          </table:table-cell>
          <table:table-cell table:style-name="ce20"/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Starmeer onder dito</text:p>
          </table:table-cell>
          <table:table-cell table:style-name="ce20"/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Oost-Knollendam</text:p>
          </table:table-cell>
          <table:table-cell table:style-name="ce20"/>
          <table:table-cell ns41:value-type="float" table:style-name="TL Data" office:value="190" office:value-type="float">
            <text:p>19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Marken binnen</text:p>
          </table:table-cell>
          <table:table-cell table:style-name="ce20"/>
          <table:table-cell ns41:value-type="float" table:style-name="TL Data" office:value="147" office:value-type="float">
            <text:p>14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Jisp</text:p>
          </table:table-cell>
          <table:table-cell table:style-name="ce20"/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Starmeer onder Jisp</text:p>
          </table:table-cell>
          <table:table-cell table:style-name="ce20"/>
          <table:table-cell ns41:value-type="float" table:style-name="TL Data" office:value="52" office:value-type="float">
            <text:p>5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Purmerend en Jurisdictie</text:p>
          </table:table-cell>
          <table:table-cell table:style-name="ce20"/>
          <table:table-cell ns41:value-type="float" table:style-name="TL Data" office:value="2403" office:value-type="float">
            <text:p>240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Purmer onder dito</text:p>
          </table:table-cell>
          <table:table-cell table:style-name="ce20"/>
          <table:table-cell ns41:value-type="float" table:style-name="TL Data" office:value="96" office:value-type="float">
            <text:p>9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Warder</text:p>
          </table:table-cell>
          <table:table-cell table:style-name="ce20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Quadyk</text:p>
          </table:table-cell>
          <table:table-cell table:style-name="ce20"/>
          <table:table-cell ns41:value-type="float" table:style-name="TL Data" office:value="182" office:value-type="float">
            <text:p>18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Middelie en Axwyk</text:p>
          </table:table-cell>
          <table:table-cell table:style-name="ce20"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Oosthuizen en Hobrede</text:p>
          </table:table-cell>
          <table:table-cell table:style-name="ce20"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Edam</text:p>
          </table:table-cell>
          <table:table-cell table:style-name="ce20"/>
          <table:table-cell ns41:value-type="float" table:style-name="TL Data" office:value="2745" office:value-type="float">
            <text:p>274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Purmer onder dito</text:p>
          </table:table-cell>
          <table:table-cell table:style-name="ce20"/>
          <table:table-cell ns41:value-type="float" table:style-name="TL Data" office:value="190" office:value-type="float">
            <text:p>19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Volendam</text:p>
          </table:table-cell>
          <table:table-cell table:style-name="ce20"/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EDYKTE MEEREN.</text:p>
          </table:table-cell>
          <table:table-cell ns41:value-type="string" table:style-name="TL RowHeader" office:value-type="string">
            <text:p>Katwoude</text:p>
          </table:table-cell>
          <table:table-cell table:style-name="ce20"/>
          <table:table-cell ns41:value-type="float" table:style-name="TL Data" office:value="138" office:value-type="float">
            <text:p>13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Akersloot met de Woude</text:p>
          </table:table-cell>
          <table:table-cell table:style-name="ce20"/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Limmen</text:p>
          </table:table-cell>
          <table:table-cell table:style-name="ce20"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Castricum</text:p>
          </table:table-cell>
          <table:table-cell table:style-name="ce20"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Uitgeest</text:p>
          </table:table-cell>
          <table:table-cell table:style-name="ce20"/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Krommenie</text:p>
          </table:table-cell>
          <table:table-cell table:style-name="ce20"/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Krommeniehorn</text:p>
          </table:table-cell>
          <table:table-cell table:style-name="ce20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Krommeniedyk</text:p>
          </table:table-cell>
          <table:table-cell table:style-name="ce20"/>
          <table:table-cell ns41:value-type="float" table:style-name="TL Data" office:value="232" office:value-type="float">
            <text:p>23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Heemskerk</text:p>
          </table:table-cell>
          <table:table-cell table:style-name="ce20"/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Beverwyk</text:p>
          </table:table-cell>
          <table:table-cell table:style-name="ce20"/>
          <table:table-cell ns41:value-type="float" table:style-name="TL Data" office:value="1639" office:value-type="float">
            <text:p>163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Wyk aan Zee</text:p>
          </table:table-cell>
          <table:table-cell table:style-name="ce20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Wyk aan Duin</text:p>
          </table:table-cell>
          <table:table-cell table:style-name="ce20"/>
          <table:table-cell ns41:value-type="float" table:style-name="TL Data" office:value="168" office:value-type="float">
            <text:p>16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Velsen</text:p>
          </table:table-cell>
          <table:table-cell table:style-name="ce20"/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Spaarndam</text:p>
          </table:table-cell>
          <table:table-cell table:style-name="ce20"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Schooten en Gehugten</text:p>
          </table:table-cell>
          <table:table-cell table:style-name="ce20"/>
          <table:table-cell ns41:value-type="float" table:style-name="TL Data" office:value="305" office:value-type="float">
            <text:p>30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Zandvoort</text:p>
          </table:table-cell>
          <table:table-cell table:style-name="ce20"/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Vogelenzang</text:p>
          </table:table-cell>
          <table:table-cell table:style-name="ce20"/>
          <table:table-cell ns41:value-type="float" table:style-name="TL Data" office:value="263" office:value-type="float">
            <text:p>26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101349" office:value-type="float">
            <text:p>101349</text:p>
          </table:table-cell>
          <table:table-cell ns41:value-type="float" table:style-name="TL Data" office:value="201" office:value-type="float">
            <text:p>20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Tetterode of Overveen</text:p>
          </table:table-cell>
          <table:table-cell table:style-name="ce20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Albertsberg of Bloemendaal</text:p>
          </table:table-cell>
          <table:table-cell table:style-name="ce20"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Berkenrode</text:p>
          </table:table-cell>
          <table:table-cell table:style-name="ce20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Heemstede</text:p>
          </table:table-cell>
          <table:table-cell table:style-name="ce20"/>
          <table:table-cell ns41:value-type="float" table:style-name="TL Data" office:value="1857" office:value-type="float">
            <text:p>185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NOORD-ZEE.</text:p>
          </table:table-cell>
          <table:table-cell ns41:value-type="string" table:style-name="TL RowHeader" office:value-type="string">
            <text:p>Bennebroek</text:p>
          </table:table-cell>
          <table:table-cell table:style-name="ce20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WESTZAAN.</text:p>
          </table:table-cell>
          <table:table-cell ns41:value-type="string" table:style-name="TL RowHeader" office:value-type="string">
            <text:p>Westzaandam</text:p>
          </table:table-cell>
          <table:table-cell table:style-name="ce20"/>
          <table:table-cell ns41:value-type="float" table:style-name="TL Data" office:value="5179" office:value-type="float">
            <text:p>5179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WESTZAAN.</text:p>
          </table:table-cell>
          <table:table-cell ns41:value-type="string" table:style-name="TL RowHeader" office:value-type="string">
            <text:p>Westzaanen</text:p>
          </table:table-cell>
          <table:table-cell table:style-name="ce20"/>
          <table:table-cell ns41:value-type="float" table:style-name="TL Data" office:value="2274" office:value-type="float">
            <text:p>227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WESTZAAN.</text:p>
          </table:table-cell>
          <table:table-cell ns41:value-type="string" table:style-name="TL RowHeader" office:value-type="string">
            <text:p>Zaandyk</text:p>
          </table:table-cell>
          <table:table-cell table:style-name="ce20"/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WESTZAAN.</text:p>
          </table:table-cell>
          <table:table-cell ns41:value-type="string" table:style-name="TL RowHeader" office:value-type="string">
            <text:p>Koog</text:p>
          </table:table-cell>
          <table:table-cell table:style-name="ce20"/>
          <table:table-cell ns41:value-type="float" table:style-name="TL Data" office:value="1626" office:value-type="float">
            <text:p>162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WESTZAAN.</text:p>
          </table:table-cell>
          <table:table-cell ns41:value-type="string" table:style-name="TL RowHeader" office:value-type="string">
            <text:p>Wormerveer</text:p>
          </table:table-cell>
          <table:table-cell table:style-name="ce20"/>
          <table:table-cell ns41:value-type="float" table:style-name="TL Data" office:value="2084" office:value-type="float">
            <text:p>208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WESTZAAN.</text:p>
          </table:table-cell>
          <table:table-cell ns41:value-type="string" table:style-name="TL RowHeader" office:value-type="string">
            <text:p>West-Knollendam</text:p>
          </table:table-cell>
          <table:table-cell table:style-name="ce20"/>
          <table:table-cell ns41:value-type="float" table:style-name="TL Data" office:value="90" office:value-type="float">
            <text:p>9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WESTZAAN.</text:p>
          </table:table-cell>
          <table:table-cell ns41:value-type="string" table:style-name="TL RowHeader" office:value-type="string">
            <text:p>Assendelft</text:p>
          </table:table-cell>
          <table:table-cell table:style-name="ce20"/>
          <table:table-cell ns41:value-type="float" table:style-name="TL Data" office:value="2186" office:value-type="float">
            <text:p>218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Oostzaandam</text:p>
          </table:table-cell>
          <table:table-cell table:style-name="ce20"/>
          <table:table-cell ns41:value-type="float" table:style-name="TL Data" office:value="4938" office:value-type="float">
            <text:p>4938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Oostzaanen</text:p>
          </table:table-cell>
          <table:table-cell table:style-name="ce20"/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Enge-Wormer</text:p>
          </table:table-cell>
          <table:table-cell table:style-name="ce20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Wyde-Wormer</text:p>
          </table:table-cell>
          <table:table-cell table:style-name="ce20"/>
          <table:table-cell ns41:value-type="float" table:style-name="TL Data" office:value="431" office:value-type="float">
            <text:p>43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Ilpendam</text:p>
          </table:table-cell>
          <table:table-cell table:style-name="ce20"/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Purmerland en den Ilp</text:p>
          </table:table-cell>
          <table:table-cell table:style-name="ce20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Monnikendam en Purmer</text:p>
          </table:table-cell>
          <table:table-cell table:style-name="ce20"/>
          <table:table-cell ns41:value-type="float" table:style-name="TL Data" office:value="2058" office:value-type="float">
            <text:p>2058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Marken in Zee</text:p>
          </table:table-cell>
          <table:table-cell table:style-name="ce20"/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Randsdorp</text:p>
          </table:table-cell>
          <table:table-cell table:style-name="ce20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Uitdam onder dito</text:p>
          </table:table-cell>
          <table:table-cell table:style-name="ce20"/>
          <table:table-cell ns41:value-type="float" table:style-name="TL Data" office:value="27" office:value-type="float">
            <text:p>2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Holisloot</text:p>
          </table:table-cell>
          <table:table-cell table:style-name="ce20"/>
          <table:table-cell ns41:value-type="float" table:style-name="TL Data" office:value="161" office:value-type="float">
            <text:p>16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Durgerdam</text:p>
          </table:table-cell>
          <table:table-cell table:style-name="ce20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Dito onder Schellingwoude</text:p>
          </table:table-cell>
          <table:table-cell table:style-name="ce20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Schellingwoude</text:p>
          </table:table-cell>
          <table:table-cell table:style-name="ce20"/>
          <table:table-cell ns41:value-type="float" table:style-name="TL Data" office:value="144" office:value-type="float">
            <text:p>14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Buiksloot</text:p>
          </table:table-cell>
          <table:table-cell table:style-name="ce20"/>
          <table:table-cell ns41:value-type="float" table:style-name="TL Data" office:value="680" office:value-type="float">
            <text:p>68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Uitdam onder Zuiderwoude</text:p>
          </table:table-cell>
          <table:table-cell table:style-name="ce20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Zuiderwoude en Bellemermeer</text:p>
          </table:table-cell>
          <table:table-cell table:style-name="ce20"/>
          <table:table-cell ns41:value-type="float" table:style-name="TL Data" office:value="198" office:value-type="float">
            <text:p>19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Broek</text:p>
          </table:table-cell>
          <table:table-cell table:style-name="ce20"/>
          <table:table-cell ns41:value-type="float" table:style-name="TL Data" office:value="752" office:value-type="float">
            <text:p>75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132831" office:value-type="float">
            <text:p>132831</text:p>
          </table:table-cell>
          <table:table-cell ns41:value-type="float" table:style-name="TL Data" office:value="264" office:value-type="float">
            <text:p>26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Landsmeer</text:p>
          </table:table-cell>
          <table:table-cell table:style-name="ce20"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Watergang</text:p>
          </table:table-cell>
          <table:table-cell table:style-name="ce20"/>
          <table:table-cell ns41:value-type="float" table:style-name="TL Data" office:value="246" office:value-type="float">
            <text:p>24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Zunderdorp</text:p>
          </table:table-cell>
          <table:table-cell table:style-name="ce20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ZAAN en WATERLAND.</text:p>
          </table:table-cell>
          <table:table-cell ns41:value-type="string" table:style-name="TL RowHeader" office:value-type="string">
            <text:p>Nieuwendam</text:p>
          </table:table-cell>
          <table:table-cell table:style-name="ce20"/>
          <table:table-cell ns41:value-type="float" table:style-name="TL Data" office:value="724" office:value-type="float">
            <text:p>72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SPAAREN.</text:p>
          </table:table-cell>
          <table:table-cell ns41:value-type="string" table:style-name="TL RowHeader" office:value-type="string">
            <text:p>Haarlem</text:p>
          </table:table-cell>
          <table:table-cell table:style-name="ce20"/>
          <table:table-cell ns41:value-type="float" table:style-name="TL Data" office:value="21227" office:value-type="float">
            <text:p>21227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E en MEER.</text:p>
          </table:table-cell>
          <table:table-cell ns41:value-type="string" table:style-name="TL RowHeader" office:value-type="string">
            <text:p>Spaarnewoude</text:p>
          </table:table-cell>
          <table:table-cell table:style-name="ce20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E en MEER.</text:p>
          </table:table-cell>
          <table:table-cell ns41:value-type="string" table:style-name="TL RowHeader" office:value-type="string">
            <text:p>Hof Ambagt</text:p>
          </table:table-cell>
          <table:table-cell table:style-name="ce20"/>
          <table:table-cell ns41:value-type="float" table:style-name="TL Data" office:value="28" office:value-type="float">
            <text:p>2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E en MEER.</text:p>
          </table:table-cell>
          <table:table-cell ns41:value-type="string" table:style-name="TL RowHeader" office:value-type="string">
            <text:p>Houtryk en Polaanen</text:p>
          </table:table-cell>
          <table:table-cell table:style-name="ce20"/>
          <table:table-cell ns41:value-type="float" table:style-name="TL Data" office:value="226" office:value-type="float">
            <text:p>22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E en MEER.</text:p>
          </table:table-cell>
          <table:table-cell ns41:value-type="string" table:style-name="TL RowHeader" office:value-type="string">
            <text:p>Sloten, Sloterdyk, Osdorp, de Geer</text:p>
          </table:table-cell>
          <table:table-cell table:style-name="ce20"/>
          <table:table-cell ns41:value-type="float" table:style-name="TL Data" office:value="2616" office:value-type="float">
            <text:p>2616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E en MEER.</text:p>
          </table:table-cell>
          <table:table-cell ns41:value-type="string" table:style-name="TL RowHeader" office:value-type="string">
            <text:p>Haarlemmerleede en Noordschalkwyk</text:p>
          </table:table-cell>
          <table:table-cell table:style-name="ce20"/>
          <table:table-cell ns41:value-type="float" table:style-name="TL Data" office:value="156" office:value-type="float">
            <text:p>15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E en MEER.</text:p>
          </table:table-cell>
          <table:table-cell ns41:value-type="string" table:style-name="TL RowHeader" office:value-type="string">
            <text:p>Nieuwerkerk, Zuidschalkwyk &amp; c.</text:p>
          </table:table-cell>
          <table:table-cell table:style-name="ce20"/>
          <table:table-cell ns41:value-type="float" table:style-name="TL Data" office:value="95" office:value-type="float">
            <text:p>9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YE.</text:p>
          </table:table-cell>
          <table:table-cell ns41:value-type="string" table:style-name="TL RowHeader" office:value-type="string">
            <text:p>Amsterdam</text:p>
          </table:table-cell>
          <table:table-cell table:style-name="ce20"/>
          <table:table-cell ns41:value-type="float" table:style-name="TL Data" office:value="217024" office:value-type="float">
            <text:p>217024</text:p>
          </table:table-cell>
          <table:table-cell ns41:value-type="float" table:style-name="TL Data" office:value="433" office:value-type="float">
            <text:p>43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Rietwyk en Rietwykeroort</text:p>
          </table:table-cell>
          <table:table-cell table:style-name="ce20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Aalsmeer</text:p>
          </table:table-cell>
          <table:table-cell table:style-name="ce20"/>
          <table:table-cell ns41:value-type="float" table:style-name="TL Data" office:value="1811" office:value-type="float">
            <text:p>181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Kudelstaart</text:p>
          </table:table-cell>
          <table:table-cell table:style-name="ce20"/>
          <table:table-cell ns41:value-type="float" table:style-name="TL Data" office:value="129" office:value-type="float">
            <text:p>12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Kalslagen</text:p>
          </table:table-cell>
          <table:table-cell table:style-name="ce20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Vriesekoop</text:p>
          </table:table-cell>
          <table:table-cell table:style-name="ce20"/>
          <table:table-cell ns41:value-type="float" table:style-name="TL Data" office:value="248" office:value-type="float">
            <text:p>24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Rhynzaterwoude</text:p>
          </table:table-cell>
          <table:table-cell table:style-name="ce20"/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Leymuyden</text:p>
          </table:table-cell>
          <table:table-cell table:style-name="ce20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Diemen</text:p>
          </table:table-cell>
          <table:table-cell table:style-name="ce20"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Watergraafsmeer</text:p>
          </table:table-cell>
          <table:table-cell table:style-name="ce20"/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Nieuwer-Amstel of Amstelveen</text:p>
          </table:table-cell>
          <table:table-cell table:style-name="ce20"/>
          <table:table-cell ns41:value-type="float" table:style-name="TL Data" office:value="5051" office:value-type="float">
            <text:p>5051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Ouder-Amstel of Ouderkerk</text:p>
          </table:table-cell>
          <table:table-cell table:style-name="ce20"/>
          <table:table-cell ns41:value-type="float" table:style-name="TL Data" office:value="1653" office:value-type="float">
            <text:p>165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388080" office:value-type="float">
            <text:p>388080</text:p>
          </table:table-cell>
          <table:table-cell ns41:value-type="float" table:style-name="TL Data" office:value="773" office:value-type="float">
            <text:p>77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Waverveen</text:p>
          </table:table-cell>
          <table:table-cell table:style-name="ce20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Waveren</text:p>
          </table:table-cell>
          <table:table-cell table:style-name="ce20"/>
          <table:table-cell ns41:value-type="float" table:style-name="TL Data" office:value="169" office:value-type="float">
            <text:p>16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Bosthol</text:p>
          </table:table-cell>
          <table:table-cell table:style-name="ce20"/>
          <table:table-cell ns41:value-type="float" table:style-name="TL Data" office:value="191" office:value-type="float">
            <text:p>19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Ruige Wilnisse</text:p>
          </table:table-cell>
          <table:table-cell table:style-name="ce20"/>
          <table:table-cell ns41:value-type="float" table:style-name="TL Data" office:value="241" office:value-type="float">
            <text:p>24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Kroonenburg Loenen</text:p>
          </table:table-cell>
          <table:table-cell table:style-name="ce20"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Mynden</text:p>
          </table:table-cell>
          <table:table-cell table:style-name="ce20"/>
          <table:table-cell ns41:value-type="float" table:style-name="TL Data" office:value="144" office:value-type="float">
            <text:p>14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Oud-Loosdrecht</text:p>
          </table:table-cell>
          <table:table-cell table:style-name="ce20"/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Nieuw-Loosdrecht</text:p>
          </table:table-cell>
          <table:table-cell table:style-name="ce20"/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EER en AMSTEL.</text:p>
          </table:table-cell>
          <table:table-cell ns41:value-type="string" table:style-name="TL RowHeader" office:value-type="string">
            <text:p>Oud-Oever</text:p>
          </table:table-cell>
          <table:table-cell table:style-name="ce20"/>
          <table:table-cell ns41:value-type="float" table:style-name="TL Data" office:value="329" office:value-type="float">
            <text:p>32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ECHT en ZEE.</text:p>
          </table:table-cell>
          <table:table-cell ns41:value-type="string" table:style-name="TL RowHeader" office:value-type="string">
            <text:p>Muyden</text:p>
          </table:table-cell>
          <table:table-cell table:style-name="ce20"/>
          <table:table-cell ns41:value-type="float" table:style-name="TL Data" office:value="994" office:value-type="float">
            <text:p>994</text:p>
          </table:table-cell>
          <table:table-cell table:style-name="TL Data">
            <office:annotation draw:style-name="gr1" svg:height="0.821cm" draw:caption-point-y="0.275cm" svg:width="2.881cm" svg:x="22.052cm" draw:caption-point-x="-0.43cm" svg:y="99.059cm" draw:text-style-name="P1">
              <dc:creator>CDM</dc:creator>
              <dc:date>2014-12-12T00:00:00</dc:date>
              <text:p text:style-name="P1"><text:span text:style-name="T1">De waarde moet waarschijnlijk 2 zijn.</text:span></text:p>
            </office:annotation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ECHT en ZEE.</text:p>
          </table:table-cell>
          <table:table-cell ns41:value-type="string" table:style-name="TL RowHeader" office:value-type="string">
            <text:p>Muyderberg</text:p>
          </table:table-cell>
          <table:table-cell table:style-name="ce20"/>
          <table:table-cell ns41:value-type="float" table:style-name="TL Data" office:value="186" office:value-type="float">
            <text:p>18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ECHT en ZEE.</text:p>
          </table:table-cell>
          <table:table-cell ns41:value-type="string" table:style-name="TL RowHeader" office:value-type="string">
            <text:p>Weesp</text:p>
          </table:table-cell>
          <table:table-cell table:style-name="ce20"/>
          <table:table-cell ns41:value-type="float" table:style-name="TL Data" office:value="2937" office:value-type="float">
            <text:p>2937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ECHT en ZEE.</text:p>
          </table:table-cell>
          <table:table-cell ns41:value-type="string" table:style-name="TL RowHeader" office:value-type="string">
            <text:p>Bylmermeer</text:p>
          </table:table-cell>
          <table:table-cell table:style-name="ce20"/>
          <table:table-cell ns41:value-type="float" table:style-name="TL Data" office:value="99" office:value-type="float">
            <text:p>9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ECHT en ZEE.</text:p>
          </table:table-cell>
          <table:table-cell ns41:value-type="string" table:style-name="TL RowHeader" office:value-type="string">
            <text:p>Weesper-Carspel</text:p>
          </table:table-cell>
          <table:table-cell table:style-name="ce20"/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ECHT en ZEE.</text:p>
          </table:table-cell>
          <table:table-cell ns41:value-type="string" table:style-name="TL RowHeader" office:value-type="string">
            <text:p>Naarden</text:p>
          </table:table-cell>
          <table:table-cell table:style-name="ce20"/>
          <table:table-cell ns41:value-type="float" table:style-name="TL Data" office:value="1809" office:value-type="float">
            <text:p>1809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ECHT en ZEE.</text:p>
          </table:table-cell>
          <table:table-cell ns41:value-type="string" table:style-name="TL RowHeader" office:value-type="string">
            <text:p>Bussum</text:p>
          </table:table-cell>
          <table:table-cell table:style-name="ce20"/>
          <table:table-cell ns41:value-type="float" table:style-name="TL Data" office:value="300" office:value-type="float">
            <text:p>30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ECHT en ZEE.</text:p>
          </table:table-cell>
          <table:table-cell ns41:value-type="string" table:style-name="TL RowHeader" office:value-type="string">
            <text:p>Naardermeer en Buitenhuizen</text:p>
          </table:table-cell>
          <table:table-cell table:style-name="ce20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ECHT en ZEE.</text:p>
          </table:table-cell>
          <table:table-cell ns41:value-type="string" table:style-name="TL RowHeader" office:value-type="string">
            <text:p>Huyzen</text:p>
          </table:table-cell>
          <table:table-cell table:style-name="ce20"/>
          <table:table-cell ns41:value-type="float" table:style-name="TL Data" office:value="1869" office:value-type="float">
            <text:p>186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ECHT en ZEE.</text:p>
          </table:table-cell>
          <table:table-cell ns41:value-type="string" table:style-name="TL RowHeader" office:value-type="string">
            <text:p>Blaricum</text:p>
          </table:table-cell>
          <table:table-cell table:style-name="ce20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ECHT en ZEE.</text:p>
          </table:table-cell>
          <table:table-cell ns41:value-type="string" table:style-name="TL RowHeader" office:value-type="string">
            <text:p>Laaren</text:p>
          </table:table-cell>
          <table:table-cell table:style-name="ce20"/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ECHT en ZEE.</text:p>
          </table:table-cell>
          <table:table-cell ns41:value-type="string" table:style-name="TL RowHeader" office:value-type="string">
            <text:p>Hilversum</text:p>
          </table:table-cell>
          <table:table-cell table:style-name="ce20"/>
          <table:table-cell ns41:value-type="float" table:style-name="TL Data" office:value="3410" office:value-type="float">
            <text:p>3410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ECHT en ZEE.</text:p>
          </table:table-cell>
          <table:table-cell ns41:value-type="string" table:style-name="TL RowHeader" office:value-type="string">
            <text:p>'s Graaveland</text:p>
          </table:table-cell>
          <table:table-cell table:style-name="ce20"/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Hillegom</text:p>
          </table:table-cell>
          <table:table-cell table:style-name="ce20"/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Lisse</text:p>
          </table:table-cell>
          <table:table-cell table:style-name="ce20"/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Voorhout</text:p>
          </table:table-cell>
          <table:table-cell table:style-name="ce20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Noordwykerhout</text:p>
          </table:table-cell>
          <table:table-cell table:style-name="ce20"/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Noordwyk aan Zee</text:p>
          </table:table-cell>
          <table:table-cell table:style-name="ce20"/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Noordwyk binnen en Offen</text:p>
          </table:table-cell>
          <table:table-cell table:style-name="ce20"/>
          <table:table-cell ns41:value-type="float" table:style-name="TL Data" office:value="1726" office:value-type="float">
            <text:p>172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Langeveld</text:p>
          </table:table-cell>
          <table:table-cell table:style-name="ce20"/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Sassenheim en Vennip</text:p>
          </table:table-cell>
          <table:table-cell table:style-name="ce20"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Katwyk aan Rhyn en 't Zand</text:p>
          </table:table-cell>
          <table:table-cell table:style-name="ce20"/>
          <table:table-cell ns41:value-type="float" table:style-name="TL Data" office:value="1186" office:value-type="float">
            <text:p>118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414064" office:value-type="float">
            <text:p>414064</text:p>
          </table:table-cell>
          <table:table-cell ns41:value-type="float" table:style-name="TL Data" office:value="824" office:value-type="float">
            <office:annotation draw:style-name="gr1" svg:height="1.191cm" draw:caption-point-y="0.275cm" svg:width="3.133cm" svg:x="22.052cm" draw:caption-point-x="-0.43cm" svg:y="108.955cm" draw:text-style-name="P1">
              <dc:creator>CDM</dc:creator>
              <dc:date>2014-12-12T00:00:00</dc:date>
              <text:p text:style-name="P1"><text:span text:style-name="T1">Het gegeven totaal is juist. Zie boven noot bij Muyden.</text:span></text:p>
            </office:annotation>
            <text:p>82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Katwyk aan Zee</text:p>
          </table:table-cell>
          <table:table-cell table:style-name="ce20"/>
          <table:table-cell ns41:value-type="float" table:style-name="TL Data" office:value="2469" office:value-type="float">
            <text:p>2469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Rhynsburg</text:p>
          </table:table-cell>
          <table:table-cell table:style-name="ce20"/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Oegst- en Poelgeest</text:p>
          </table:table-cell>
          <table:table-cell table:style-name="ce20"/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Warmond</text:p>
          </table:table-cell>
          <table:table-cell table:style-name="ce20"/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Vrye en Laage Boekhorst</text:p>
          </table:table-cell>
          <table:table-cell table:style-name="ce20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Roelof-Arendsveen</text:p>
          </table:table-cell>
          <table:table-cell table:style-name="ce20"/>
          <table:table-cell ns41:value-type="float" table:style-name="TL Data" office:value="956" office:value-type="float">
            <text:p>95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Oude-Wetering</text:p>
          </table:table-cell>
          <table:table-cell table:style-name="ce20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Nieuwe-Wetering</text:p>
          </table:table-cell>
          <table:table-cell table:style-name="ce20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Ryp-Wetering</text:p>
          </table:table-cell>
          <table:table-cell table:style-name="ce20"/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Oud-Ade, Lageland en Poel</text:p>
          </table:table-cell>
          <table:table-cell table:style-name="ce20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ZEE en MEER.</text:p>
          </table:table-cell>
          <table:table-cell ns41:value-type="string" table:style-name="TL RowHeader" office:value-type="string">
            <text:p>Kaage en Ade</text:p>
          </table:table-cell>
          <table:table-cell table:style-name="ce20"/>
          <table:table-cell ns41:value-type="float" table:style-name="TL Data" office:value="211" office:value-type="float">
            <text:p>21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WESTER-RHYN.</text:p>
          </table:table-cell>
          <table:table-cell ns41:value-type="string" table:style-name="TL RowHeader" office:value-type="string">
            <text:p>Leyden</text:p>
          </table:table-cell>
          <table:table-cell table:style-name="ce20"/>
          <table:table-cell ns41:value-type="float" table:style-name="TL Data" office:value="30955" office:value-type="float">
            <text:p>30955</text:p>
          </table:table-cell>
          <table:table-cell ns41:value-type="float" table:style-name="TL Data" office:value="62" office:value-type="float">
            <text:p>6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IDDEN-RHYN.</text:p>
          </table:table-cell>
          <table:table-cell ns41:value-type="string" table:style-name="TL RowHeader" office:value-type="string">
            <text:p>Leyderdorp</text:p>
          </table:table-cell>
          <table:table-cell table:style-name="ce20"/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IDDEN-RHYN.</text:p>
          </table:table-cell>
          <table:table-cell ns41:value-type="string" table:style-name="TL RowHeader" office:value-type="string">
            <text:p>Esselykerwoude en Heer-Jacobswoude</text:p>
          </table:table-cell>
          <table:table-cell table:style-name="ce20"/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IDDEN-RHYN.</text:p>
          </table:table-cell>
          <table:table-cell ns41:value-type="string" table:style-name="TL RowHeader" office:value-type="string">
            <text:p>Hoogmade</text:p>
          </table:table-cell>
          <table:table-cell table:style-name="ce20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IDDEN-RHYN.</text:p>
          </table:table-cell>
          <table:table-cell ns41:value-type="string" table:style-name="TL RowHeader" office:value-type="string">
            <text:p>Koudekerk</text:p>
          </table:table-cell>
          <table:table-cell table:style-name="ce20"/>
          <table:table-cell ns41:value-type="float" table:style-name="TL Data" office:value="832" office:value-type="float">
            <text:p>83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IDDEN-RHYN.</text:p>
          </table:table-cell>
          <table:table-cell ns41:value-type="string" table:style-name="TL RowHeader" office:value-type="string">
            <text:p>Oudshoorn en Gnephoek</text:p>
          </table:table-cell>
          <table:table-cell table:style-name="ce20"/>
          <table:table-cell ns41:value-type="float" table:style-name="TL Data" office:value="1262" office:value-type="float">
            <text:p>126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IDDEN-RHYN.</text:p>
          </table:table-cell>
          <table:table-cell ns41:value-type="string" table:style-name="TL RowHeader" office:value-type="string">
            <text:p>Alphen</text:p>
          </table:table-cell>
          <table:table-cell table:style-name="ce20"/>
          <table:table-cell ns41:value-type="float" table:style-name="TL Data" office:value="2006" office:value-type="float">
            <text:p>200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IDDEN-RHYN.</text:p>
          </table:table-cell>
          <table:table-cell ns41:value-type="string" table:style-name="TL RowHeader" office:value-type="string">
            <text:p>Hazerswoude</text:p>
          </table:table-cell>
          <table:table-cell table:style-name="ce20"/>
          <table:table-cell ns41:value-type="float" table:style-name="TL Data" office:value="2168" office:value-type="float">
            <text:p>2168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IDDEN-RHYN.</text:p>
          </table:table-cell>
          <table:table-cell ns41:value-type="string" table:style-name="TL RowHeader" office:value-type="string">
            <text:p>Benthuizen</text:p>
          </table:table-cell>
          <table:table-cell table:style-name="ce20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IDDEN-RHYN.</text:p>
          </table:table-cell>
          <table:table-cell ns41:value-type="string" table:style-name="TL RowHeader" office:value-type="string">
            <text:p>Hoogeveen</text:p>
          </table:table-cell>
          <table:table-cell table:style-name="ce20"/>
          <table:table-cell ns41:value-type="float" table:style-name="TL Data" office:value="68" office:value-type="float">
            <text:p>6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IDDEN-RHYN.</text:p>
          </table:table-cell>
          <table:table-cell ns41:value-type="string" table:style-name="TL RowHeader" office:value-type="string">
            <text:p>Zoetermeer</text:p>
          </table:table-cell>
          <table:table-cell table:style-name="ce20"/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IDDEN-RHYN.</text:p>
          </table:table-cell>
          <table:table-cell ns41:value-type="string" table:style-name="TL RowHeader" office:value-type="string">
            <text:p>Zegwaard</text:p>
          </table:table-cell>
          <table:table-cell table:style-name="ce20"/>
          <table:table-cell ns41:value-type="float" table:style-name="TL Data" office:value="946" office:value-type="float">
            <text:p>94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IDDEN-RHYN.</text:p>
          </table:table-cell>
          <table:table-cell ns41:value-type="string" table:style-name="TL RowHeader" office:value-type="string">
            <text:p>Stompwyk</text:p>
          </table:table-cell>
          <table:table-cell table:style-name="ce20"/>
          <table:table-cell ns41:value-type="float" table:style-name="TL Data" office:value="1841" office:value-type="float">
            <text:p>1841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IDDEN-RHYN.</text:p>
          </table:table-cell>
          <table:table-cell ns41:value-type="string" table:style-name="TL RowHeader" office:value-type="string">
            <text:p>Zoeterwoude</text:p>
          </table:table-cell>
          <table:table-cell table:style-name="ce20"/>
          <table:table-cell ns41:value-type="float" table:style-name="TL Data" office:value="1929" office:value-type="float">
            <text:p>1929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Nieuwveen en Uiterbuurt</text:p>
          </table:table-cell>
          <table:table-cell table:style-name="ce20"/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Zevenhoven en Noorden</text:p>
          </table:table-cell>
          <table:table-cell table:style-name="ce20"/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468653" office:value-type="float">
            <text:p>468653</text:p>
          </table:table-cell>
          <table:table-cell ns41:value-type="float" table:style-name="TL Data" office:value="933" office:value-type="float">
            <text:p>93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Nieuwkoop en Noorden</text:p>
          </table:table-cell>
          <table:table-cell table:style-name="ce20"/>
          <table:table-cell ns41:value-type="float" table:style-name="TL Data" office:value="1824" office:value-type="float">
            <text:p>182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Agtienhoven</text:p>
          </table:table-cell>
          <table:table-cell table:style-name="ce20"/>
          <table:table-cell ns41:value-type="float" table:style-name="TL Data" office:value="114" office:value-type="float">
            <text:p>11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Vrye Hoeven</text:p>
          </table:table-cell>
          <table:table-cell table:style-name="ce20"/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Aarlanderveen</text:p>
          </table:table-cell>
          <table:table-cell table:style-name="ce20"/>
          <table:table-cell ns41:value-type="float" table:style-name="TL Data" office:value="2048" office:value-type="float">
            <text:p>2048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Langer-Aar</text:p>
          </table:table-cell>
          <table:table-cell table:style-name="ce20"/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Korter-Aar</text:p>
          </table:table-cell>
          <table:table-cell table:style-name="ce20"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Zwammerdam</text:p>
          </table:table-cell>
          <table:table-cell table:style-name="ce20"/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Reewyk en Raamburg</text:p>
          </table:table-cell>
          <table:table-cell table:style-name="ce20"/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Middelburg</text:p>
          </table:table-cell>
          <table:table-cell table:style-name="ce20"/>
          <table:table-cell ns41:value-type="float" table:style-name="TL Data" office:value="69" office:value-type="float">
            <text:p>6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Sluypwyk</text:p>
          </table:table-cell>
          <table:table-cell table:style-name="ce20"/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Bodegrave</text:p>
          </table:table-cell>
          <table:table-cell table:style-name="ce20"/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Waarder</text:p>
          </table:table-cell>
          <table:table-cell table:style-name="ce20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Rietveld en de Bree</text:p>
          </table:table-cell>
          <table:table-cell table:style-name="ce20"/>
          <table:table-cell ns41:value-type="float" table:style-name="TL Data" office:value="252" office:value-type="float">
            <text:p>25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Barboutswaarder en Bekenes</text:p>
          </table:table-cell>
          <table:table-cell table:style-name="ce20"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Indyk</text:p>
          </table:table-cell>
          <table:table-cell table:style-name="ce20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Teccop</text:p>
          </table:table-cell>
          <table:table-cell table:style-name="ce20"/>
          <table:table-cell ns41:value-type="float" table:style-name="TL Data" office:value="152" office:value-type="float">
            <text:p>15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-RHYN.</text:p>
          </table:table-cell>
          <table:table-cell ns41:value-type="string" table:style-name="TL RowHeader" office:value-type="string">
            <text:p>Woerden</text:p>
          </table:table-cell>
          <table:table-cell table:style-name="ce20"/>
          <table:table-cell ns41:value-type="float" table:style-name="TL Data" office:value="2602" office:value-type="float">
            <text:p>2602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GOUWE en YSSEL.</text:p>
          </table:table-cell>
          <table:table-cell ns41:value-type="string" table:style-name="TL RowHeader" office:value-type="string">
            <text:p>Bloemendaal</text:p>
          </table:table-cell>
          <table:table-cell table:style-name="ce20"/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GOUWE en YSSEL.</text:p>
          </table:table-cell>
          <table:table-cell ns41:value-type="string" table:style-name="TL RowHeader" office:value-type="string">
            <text:p>Gouda</text:p>
          </table:table-cell>
          <table:table-cell table:style-name="ce20"/>
          <table:table-cell ns41:value-type="float" table:style-name="TL Data" office:value="11715" office:value-type="float">
            <text:p>11715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GOUWE en YSSEL.</text:p>
          </table:table-cell>
          <table:table-cell ns41:value-type="string" table:style-name="TL RowHeader" office:value-type="string">
            <text:p>Willens, Stein, &amp; c.</text:p>
          </table:table-cell>
          <table:table-cell table:style-name="ce20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GOUWE en YSSEL.</text:p>
          </table:table-cell>
          <table:table-cell ns41:value-type="string" table:style-name="TL RowHeader" office:value-type="string">
            <text:p>Vliet</text:p>
          </table:table-cell>
          <table:table-cell table:style-name="ce20"/>
          <table:table-cell ns41:value-type="float" table:style-name="TL Data" office:value="53" office:value-type="float">
            <text:p>5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GOUWE en YSSEL.</text:p>
          </table:table-cell>
          <table:table-cell ns41:value-type="string" table:style-name="TL RowHeader" office:value-type="string">
            <text:p>Hekendorp</text:p>
          </table:table-cell>
          <table:table-cell table:style-name="ce20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GOUWE en YSSEL.</text:p>
          </table:table-cell>
          <table:table-cell ns41:value-type="string" table:style-name="TL RowHeader" office:value-type="string">
            <text:p>Snelrewaard benevens Zuid- en Noord-Linschoten</text:p>
          </table:table-cell>
          <table:table-cell table:style-name="ce20"/>
          <table:table-cell ns41:value-type="float" table:style-name="TL Data" office:value="307" office:value-type="float">
            <text:p>30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GOUWE en YSSEL.</text:p>
          </table:table-cell>
          <table:table-cell ns41:value-type="string" table:style-name="TL RowHeader" office:value-type="string">
            <text:p>Oudewater</text:p>
          </table:table-cell>
          <table:table-cell table:style-name="ce20"/>
          <table:table-cell ns41:value-type="float" table:style-name="TL Data" office:value="1605" office:value-type="float">
            <text:p>160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LIET en ZEE.</text:p>
          </table:table-cell>
          <table:table-cell ns41:value-type="string" table:style-name="TL RowHeader" office:value-type="string">
            <text:p>Wassenaar en Zuidwyk</text:p>
          </table:table-cell>
          <table:table-cell table:style-name="ce20"/>
          <table:table-cell ns41:value-type="float" table:style-name="TL Data" office:value="1753" office:value-type="float">
            <text:p>175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LIET en ZEE.</text:p>
          </table:table-cell>
          <table:table-cell ns41:value-type="string" table:style-name="TL RowHeader" office:value-type="string">
            <text:p>Valkenburg</text:p>
          </table:table-cell>
          <table:table-cell table:style-name="ce20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LIET en ZEE.</text:p>
          </table:table-cell>
          <table:table-cell ns41:value-type="string" table:style-name="TL RowHeader" office:value-type="string">
            <text:p>Voorschoten</text:p>
          </table:table-cell>
          <table:table-cell table:style-name="ce20"/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LIET en ZEE.</text:p>
          </table:table-cell>
          <table:table-cell ns41:value-type="string" table:style-name="TL RowHeader" office:value-type="string">
            <text:p>Veur</text:p>
          </table:table-cell>
          <table:table-cell table:style-name="ce20"/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LIET en ZEE.</text:p>
          </table:table-cell>
          <table:table-cell ns41:value-type="string" table:style-name="TL RowHeader" office:value-type="string">
            <text:p>Voorburg</text:p>
          </table:table-cell>
          <table:table-cell table:style-name="ce20"/>
          <table:table-cell ns41:value-type="float" table:style-name="TL Data" office:value="1654" office:value-type="float">
            <text:p>165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LIET en ZEE.</text:p>
          </table:table-cell>
          <table:table-cell ns41:value-type="string" table:style-name="TL RowHeader" office:value-type="string">
            <text:p>Scheveningen</text:p>
          </table:table-cell>
          <table:table-cell table:style-name="ce20"/>
          <table:table-cell ns41:value-type="float" table:style-name="TL Data" office:value="2833" office:value-type="float">
            <text:p>283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505972" office:value-type="float">
            <text:p>505972</text:p>
          </table:table-cell>
          <table:table-cell ns41:value-type="float" table:style-name="TL Data" office:value="1006" office:value-type="float">
            <text:p>100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VLIET en ZEE.</text:p>
          </table:table-cell>
          <table:table-cell ns41:value-type="string" table:style-name="TL RowHeader" office:value-type="string">
            <text:p>Den Haag</text:p>
          </table:table-cell>
          <table:table-cell table:style-name="ce20"/>
          <table:table-cell ns41:value-type="float" table:style-name="TL Data" office:value="38433" office:value-type="float">
            <text:p>38433</text:p>
          </table:table-cell>
          <table:table-cell ns41:value-type="float" table:style-name="TL Data" office:value="77" office:value-type="float">
            <text:p>77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DELF.</text:p>
          </table:table-cell>
          <table:table-cell ns41:value-type="string" table:style-name="TL RowHeader" office:value-type="string">
            <text:p>Delft</text:p>
          </table:table-cell>
          <table:table-cell table:style-name="ce20"/>
          <table:table-cell ns41:value-type="float" table:style-name="TL Data" office:value="13737" office:value-type="float">
            <text:p>13737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DELF.</text:p>
          </table:table-cell>
          <table:table-cell ns41:value-type="string" table:style-name="TL RowHeader" office:value-type="string">
            <text:p>Poortery van Delft of Poortland</text:p>
          </table:table-cell>
          <table:table-cell table:style-name="ce20"/>
          <table:table-cell ns41:value-type="float" table:style-name="TL Data" office:value="362" office:value-type="float">
            <text:p>36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DELF.</text:p>
          </table:table-cell>
          <table:table-cell ns41:value-type="string" table:style-name="TL RowHeader" office:value-type="string">
            <text:p>Biesland</text:p>
          </table:table-cell>
          <table:table-cell table:style-name="ce20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DELF.</text:p>
          </table:table-cell>
          <table:table-cell ns41:value-type="string" table:style-name="TL RowHeader" office:value-type="string">
            <text:p>Klein Vryenban</text:p>
          </table:table-cell>
          <table:table-cell table:style-name="ce20"/>
          <table:table-cell ns41:value-type="float" table:style-name="TL Data" office:value="82" office:value-type="float">
            <text:p>8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DELF.</text:p>
          </table:table-cell>
          <table:table-cell ns41:value-type="string" table:style-name="TL RowHeader" office:value-type="string">
            <text:p>Nootdorp</text:p>
          </table:table-cell>
          <table:table-cell table:style-name="ce20"/>
          <table:table-cell ns41:value-type="float" table:style-name="TL Data" office:value="355" office:value-type="float">
            <text:p>35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DELF.</text:p>
          </table:table-cell>
          <table:table-cell ns41:value-type="string" table:style-name="TL RowHeader" office:value-type="string">
            <text:p>Nieuweveen</text:p>
          </table:table-cell>
          <table:table-cell table:style-name="ce20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DELF.</text:p>
          </table:table-cell>
          <table:table-cell ns41:value-type="string" table:style-name="TL RowHeader" office:value-type="string">
            <text:p>Hoogeveen</text:p>
          </table:table-cell>
          <table:table-cell table:style-name="ce20"/>
          <table:table-cell ns41:value-type="float" table:style-name="TL Data" office:value="85" office:value-type="float">
            <text:p>8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Ryswyk</text:p>
          </table:table-cell>
          <table:table-cell table:style-name="ce20"/>
          <table:table-cell ns41:value-type="float" table:style-name="TL Data" office:value="1668" office:value-type="float">
            <text:p>166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Eykenduinen, Half-Loosduinen, Haag-Ambagt</text:p>
          </table:table-cell>
          <table:table-cell table:style-name="ce20"/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Half-Loosduinen</text:p>
          </table:table-cell>
          <table:table-cell table:style-name="ce20"/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Monster</text:p>
          </table:table-cell>
          <table:table-cell table:style-name="ce20"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Ter Heyde</text:p>
          </table:table-cell>
          <table:table-cell table:style-name="ce20"/>
          <table:table-cell ns41:value-type="float" table:style-name="TL Data" office:value="321" office:value-type="float">
            <text:p>32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Poeldyk</text:p>
          </table:table-cell>
          <table:table-cell table:style-name="ce20"/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Quinsheul</text:p>
          </table:table-cell>
          <table:table-cell table:style-name="ce20"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Watering, en Half-Quinsheul</text:p>
          </table:table-cell>
          <table:table-cell table:style-name="ce20"/>
          <table:table-cell ns41:value-type="float" table:style-name="TL Data" office:value="1108" office:value-type="float">
            <text:p>110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Hondsholredyk</text:p>
          </table:table-cell>
          <table:table-cell table:style-name="ce20"/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Honderdland</text:p>
          </table:table-cell>
          <table:table-cell table:style-name="ce20"/>
          <table:table-cell ns41:value-type="float" table:style-name="TL Data" office:value="219" office:value-type="float">
            <text:p>21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Naaldwyk</text:p>
          </table:table-cell>
          <table:table-cell table:style-name="ce20"/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De Lier</text:p>
          </table:table-cell>
          <table:table-cell table:style-name="ce20"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Hoog- en Woud-Harnasch</text:p>
          </table:table-cell>
          <table:table-cell table:style-name="ce20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Groeneveld</text:p>
          </table:table-cell>
          <table:table-cell table:style-name="ce20"/>
          <table:table-cell ns41:value-type="float" table:style-name="TL Data" office:value="50" office:value-type="float">
            <text:p>5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Hodepyl</text:p>
          </table:table-cell>
          <table:table-cell table:style-name="ce20"/>
          <table:table-cell ns41:value-type="float" table:style-name="TL Data" office:value="151" office:value-type="float">
            <text:p>15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St. Maartensregt</text:p>
          </table:table-cell>
          <table:table-cell table:style-name="ce20"/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Dorp-Ambagt</text:p>
          </table:table-cell>
          <table:table-cell table:style-name="ce20"/>
          <table:table-cell ns41:value-type="float" table:style-name="TL Data" office:value="112" office:value-type="float">
            <text:p>11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Abtsregt</text:p>
          </table:table-cell>
          <table:table-cell table:style-name="ce20"/>
          <table:table-cell ns41:value-type="float" table:style-name="TL Data" office:value="96" office:value-type="float">
            <text:p>9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Schipluyden</text:p>
          </table:table-cell>
          <table:table-cell table:style-name="ce20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Groot-Vryenban</text:p>
          </table:table-cell>
          <table:table-cell table:style-name="ce20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Ruyven</text:p>
          </table:table-cell>
          <table:table-cell table:style-name="ce20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Akkersdyk en Vrouwenregt</text:p>
          </table:table-cell>
          <table:table-cell table:style-name="ce20"/>
          <table:table-cell ns41:value-type="float" table:style-name="TL Data" office:value="116" office:value-type="float">
            <text:p>11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Hof van Delft</text:p>
          </table:table-cell>
          <table:table-cell table:style-name="ce20"/>
          <table:table-cell ns41:value-type="float" table:style-name="TL Data" office:value="739" office:value-type="float">
            <text:p>73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570569" office:value-type="float">
            <text:p>570569</text:p>
          </table:table-cell>
          <table:table-cell ns41:value-type="float" table:style-name="TL Data" office:value="1136" office:value-type="float">
            <text:p>113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Berkel en Rodenrys</text:p>
          </table:table-cell>
          <table:table-cell table:style-name="ce20"/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WESTERLAND.</text:p>
          </table:table-cell>
          <table:table-cell ns41:value-type="string" table:style-name="TL RowHeader" office:value-type="string">
            <text:p>Pynakker</text:p>
          </table:table-cell>
          <table:table-cell table:style-name="ce20"/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MOND.</text:p>
          </table:table-cell>
          <table:table-cell ns41:value-type="string" table:style-name="TL RowHeader" office:value-type="string">
            <text:p>'s Gravezande</text:p>
          </table:table-cell>
          <table:table-cell table:style-name="ce20"/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MOND.</text:p>
          </table:table-cell>
          <table:table-cell ns41:value-type="string" table:style-name="TL RowHeader" office:value-type="string">
            <text:p>Zand-Ambagt</text:p>
          </table:table-cell>
          <table:table-cell table:style-name="ce20"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MOND.</text:p>
          </table:table-cell>
          <table:table-cell ns41:value-type="string" table:style-name="TL RowHeader" office:value-type="string">
            <text:p>Maasland</text:p>
          </table:table-cell>
          <table:table-cell table:style-name="ce20"/>
          <table:table-cell ns41:value-type="float" table:style-name="TL Data" office:value="1533" office:value-type="float">
            <text:p>153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MOND.</text:p>
          </table:table-cell>
          <table:table-cell ns41:value-type="string" table:style-name="TL RowHeader" office:value-type="string">
            <text:p>Maaslands-sluis</text:p>
          </table:table-cell>
          <table:table-cell table:style-name="ce20"/>
          <table:table-cell ns41:value-type="float" table:style-name="TL Data" office:value="4817" office:value-type="float">
            <text:p>4817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MOND.</text:p>
          </table:table-cell>
          <table:table-cell ns41:value-type="string" table:style-name="TL RowHeader" office:value-type="string">
            <text:p>Roozenburg</text:p>
          </table:table-cell>
          <table:table-cell table:style-name="ce20"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MOND.</text:p>
          </table:table-cell>
          <table:table-cell ns41:value-type="string" table:style-name="TL RowHeader" office:value-type="string">
            <text:p>Vlaardingen</text:p>
          </table:table-cell>
          <table:table-cell table:style-name="ce20"/>
          <table:table-cell ns41:value-type="float" table:style-name="TL Data" office:value="5625" office:value-type="float">
            <text:p>5625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MOND.</text:p>
          </table:table-cell>
          <table:table-cell ns41:value-type="string" table:style-name="TL RowHeader" office:value-type="string">
            <text:p>Vlaardinger-Ambagt</text:p>
          </table:table-cell>
          <table:table-cell table:style-name="ce20"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MOND.</text:p>
          </table:table-cell>
          <table:table-cell ns41:value-type="string" table:style-name="TL RowHeader" office:value-type="string">
            <text:p>Zouteveen</text:p>
          </table:table-cell>
          <table:table-cell table:style-name="ce20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MOND.</text:p>
          </table:table-cell>
          <table:table-cell ns41:value-type="string" table:style-name="TL RowHeader" office:value-type="string">
            <text:p>Kethel en Spaland</text:p>
          </table:table-cell>
          <table:table-cell table:style-name="ce20"/>
          <table:table-cell ns41:value-type="float" table:style-name="TL Data" office:value="808" office:value-type="float">
            <text:p>80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SCHIE.</text:p>
          </table:table-cell>
          <table:table-cell ns41:value-type="string" table:style-name="TL RowHeader" office:value-type="string">
            <text:p>Schiedam</text:p>
          </table:table-cell>
          <table:table-cell table:style-name="ce20"/>
          <table:table-cell ns41:value-type="float" table:style-name="TL Data" office:value="9111" office:value-type="float">
            <text:p>9111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SCHIE.</text:p>
          </table:table-cell>
          <table:table-cell ns41:value-type="string" table:style-name="TL RowHeader" office:value-type="string">
            <text:p>Nieuwland</text:p>
          </table:table-cell>
          <table:table-cell table:style-name="ce20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SCHIE.</text:p>
          </table:table-cell>
          <table:table-cell ns41:value-type="string" table:style-name="TL RowHeader" office:value-type="string">
            <text:p>Oud-Matenes</text:p>
          </table:table-cell>
          <table:table-cell table:style-name="ce20"/>
          <table:table-cell ns41:value-type="float" table:style-name="TL Data" office:value="178" office:value-type="float">
            <text:p>17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SCHIE.</text:p>
          </table:table-cell>
          <table:table-cell ns41:value-type="string" table:style-name="TL RowHeader" office:value-type="string">
            <text:p>Nieuw-Matenes</text:p>
          </table:table-cell>
          <table:table-cell table:style-name="ce20"/>
          <table:table-cell ns41:value-type="float" table:style-name="TL Data" office:value="46" office:value-type="float">
            <text:p>4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SCHIE.</text:p>
          </table:table-cell>
          <table:table-cell ns41:value-type="string" table:style-name="TL RowHeader" office:value-type="string">
            <text:p>Delfshaven</text:p>
          </table:table-cell>
          <table:table-cell table:style-name="ce20"/>
          <table:table-cell ns41:value-type="float" table:style-name="TL Data" office:value="2680" office:value-type="float">
            <text:p>2680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SCHIE.</text:p>
          </table:table-cell>
          <table:table-cell ns41:value-type="string" table:style-name="TL RowHeader" office:value-type="string">
            <text:p>Schoonderloo</text:p>
          </table:table-cell>
          <table:table-cell table:style-name="ce20"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SCHIE.</text:p>
          </table:table-cell>
          <table:table-cell ns41:value-type="string" table:style-name="TL RowHeader" office:value-type="string">
            <text:p>Overschie en Hoogenban</text:p>
          </table:table-cell>
          <table:table-cell table:style-name="ce20"/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SCHIE.</text:p>
          </table:table-cell>
          <table:table-cell ns41:value-type="string" table:style-name="TL RowHeader" office:value-type="string">
            <text:p>Dito Jurisdictie Delft</text:p>
          </table:table-cell>
          <table:table-cell table:style-name="ce20"/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SCHIE.</text:p>
          </table:table-cell>
          <table:table-cell ns41:value-type="string" table:style-name="TL RowHeader" office:value-type="string">
            <text:p>Dito Jurisdictie Rotterdam</text:p>
          </table:table-cell>
          <table:table-cell table:style-name="ce20"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SCHIE.</text:p>
          </table:table-cell>
          <table:table-cell ns41:value-type="string" table:style-name="TL RowHeader" office:value-type="string">
            <text:p>Schiebroek</text:p>
          </table:table-cell>
          <table:table-cell table:style-name="ce20"/>
          <table:table-cell ns41:value-type="float" table:style-name="TL Data" office:value="221" office:value-type="float">
            <text:p>22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AAS.</text:p>
          </table:table-cell>
          <table:table-cell ns41:value-type="string" table:style-name="TL RowHeader" office:value-type="string">
            <text:p>Rotterdam</text:p>
          </table:table-cell>
          <table:table-cell table:style-name="ce20"/>
          <table:table-cell ns41:value-type="float" table:style-name="TL Data" office:value="53212" office:value-type="float">
            <text:p>53212</text:p>
          </table:table-cell>
          <table:table-cell ns41:value-type="float" table:style-name="TL Data" office:value="106" office:value-type="float">
            <text:p>10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AAS.</text:p>
          </table:table-cell>
          <table:table-cell ns41:value-type="string" table:style-name="TL RowHeader" office:value-type="string">
            <text:p>Beukelsdyk, Oost- en West-Blommersdyk of Kool</text:p>
          </table:table-cell>
          <table:table-cell table:style-name="ce20"/>
          <table:table-cell ns41:value-type="float" table:style-name="TL Data" office:value="4298" office:value-type="float">
            <text:p>4298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AAS.</text:p>
          </table:table-cell>
          <table:table-cell ns41:value-type="string" table:style-name="TL RowHeader" office:value-type="string">
            <text:p>Kralingen</text:p>
          </table:table-cell>
          <table:table-cell table:style-name="ce20"/>
          <table:table-cell ns41:value-type="float" table:style-name="TL Data" office:value="2872" office:value-type="float">
            <text:p>2872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663375" office:value-type="float">
            <text:p>663375</text:p>
          </table:table-cell>
          <table:table-cell ns41:value-type="float" table:style-name="TL Data" office:value="1320" office:value-type="float">
            <text:p>1320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ROTTE en YSSEL.</text:p>
          </table:table-cell>
          <table:table-cell ns41:value-type="string" table:style-name="TL RowHeader" office:value-type="string">
            <text:p>Bleiswyk</text:p>
          </table:table-cell>
          <table:table-cell table:style-name="ce20"/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ROTTE en YSSEL.</text:p>
          </table:table-cell>
          <table:table-cell ns41:value-type="string" table:style-name="TL RowHeader" office:value-type="string">
            <text:p>Hillegersberg en Rottenban</text:p>
          </table:table-cell>
          <table:table-cell table:style-name="ce20"/>
          <table:table-cell ns41:value-type="float" table:style-name="TL Data" office:value="3005" office:value-type="float">
            <text:p>300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ROTTE en YSSEL.</text:p>
          </table:table-cell>
          <table:table-cell ns41:value-type="string" table:style-name="TL RowHeader" office:value-type="string">
            <text:p>Moercapelle</text:p>
          </table:table-cell>
          <table:table-cell table:style-name="ce20"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ROTTE en YSSEL.</text:p>
          </table:table-cell>
          <table:table-cell ns41:value-type="string" table:style-name="TL RowHeader" office:value-type="string">
            <text:p>Boscoop</text:p>
          </table:table-cell>
          <table:table-cell table:style-name="ce20"/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ROTTE en YSSEL.</text:p>
          </table:table-cell>
          <table:table-cell ns41:value-type="string" table:style-name="TL RowHeader" office:value-type="string">
            <text:p>Noord-Waddingsveen</text:p>
          </table:table-cell>
          <table:table-cell table:style-name="ce20"/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ROTTE en YSSEL.</text:p>
          </table:table-cell>
          <table:table-cell ns41:value-type="string" table:style-name="TL RowHeader" office:value-type="string">
            <text:p>Zuid-Waddingsveen</text:p>
          </table:table-cell>
          <table:table-cell table:style-name="ce20"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ROTTE en YSSEL.</text:p>
          </table:table-cell>
          <table:table-cell ns41:value-type="string" table:style-name="TL RowHeader" office:value-type="string">
            <text:p>Brouck, Thuil en 't Weechje</text:p>
          </table:table-cell>
          <table:table-cell table:style-name="ce20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ROTTE en YSSEL.</text:p>
          </table:table-cell>
          <table:table-cell ns41:value-type="string" table:style-name="TL RowHeader" office:value-type="string">
            <text:p>Broekhuizen</text:p>
          </table:table-cell>
          <table:table-cell table:style-name="ce20"/>
          <table:table-cell ns41:value-type="float" table:style-name="TL Data" office:value="63" office:value-type="float">
            <text:p>6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ROTTE en YSSEL.</text:p>
          </table:table-cell>
          <table:table-cell ns41:value-type="string" table:style-name="TL RowHeader" office:value-type="string">
            <text:p>Zevenhuizen</text:p>
          </table:table-cell>
          <table:table-cell table:style-name="ce20"/>
          <table:table-cell ns41:value-type="float" table:style-name="TL Data" office:value="1330" office:value-type="float">
            <text:p>133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ROTTE en YSSEL.</text:p>
          </table:table-cell>
          <table:table-cell ns41:value-type="string" table:style-name="TL RowHeader" office:value-type="string">
            <text:p>Moordrecht</text:p>
          </table:table-cell>
          <table:table-cell table:style-name="ce20"/>
          <table:table-cell ns41:value-type="float" table:style-name="TL Data" office:value="1555" office:value-type="float">
            <text:p>155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ROTTE en YSSEL.</text:p>
          </table:table-cell>
          <table:table-cell ns41:value-type="string" table:style-name="TL RowHeader" office:value-type="string">
            <text:p>Nieuwerkerk op den Yssel</text:p>
          </table:table-cell>
          <table:table-cell table:style-name="ce20"/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ROTTE en YSSEL.</text:p>
          </table:table-cell>
          <table:table-cell ns41:value-type="string" table:style-name="TL RowHeader" office:value-type="string">
            <text:p>Capellen op den Yssel</text:p>
          </table:table-cell>
          <table:table-cell table:style-name="ce20"/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ROTTE en YSSEL.</text:p>
          </table:table-cell>
          <table:table-cell ns41:value-type="string" table:style-name="TL RowHeader" office:value-type="string">
            <text:p>Krimpen op den Yssel</text:p>
          </table:table-cell>
          <table:table-cell table:style-name="ce20"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ROTTE en YSSEL.</text:p>
          </table:table-cell>
          <table:table-cell ns41:value-type="string" table:style-name="TL RowHeader" office:value-type="string">
            <text:p>Ouderkerk op den Yssel</text:p>
          </table:table-cell>
          <table:table-cell table:style-name="ce20"/>
          <table:table-cell ns41:value-type="float" table:style-name="TL Data" office:value="1323" office:value-type="float">
            <text:p>132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ROTTE en YSSEL.</text:p>
          </table:table-cell>
          <table:table-cell ns41:value-type="string" table:style-name="TL RowHeader" office:value-type="string">
            <text:p>Stormspolder</text:p>
          </table:table-cell>
          <table:table-cell table:style-name="ce20"/>
          <table:table-cell ns41:value-type="float" table:style-name="TL Data" office:value="163" office:value-type="float">
            <text:p>16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Gouderak</text:p>
          </table:table-cell>
          <table:table-cell table:style-name="ce20"/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Haastrecht</text:p>
          </table:table-cell>
          <table:table-cell table:style-name="ce20"/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Berkenwoude en Agterbroek</text:p>
          </table:table-cell>
          <table:table-cell table:style-name="ce20"/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Stolwyk</text:p>
          </table:table-cell>
          <table:table-cell table:style-name="ce20"/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's Heeraartsberg</text:p>
          </table:table-cell>
          <table:table-cell table:style-name="ce20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Berg-Ambagt</text:p>
          </table:table-cell>
          <table:table-cell table:style-name="ce20"/>
          <table:table-cell ns41:value-type="float" table:style-name="TL Data" office:value="788" office:value-type="float">
            <text:p>78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Ammerstol of Klein-Ammers</text:p>
          </table:table-cell>
          <table:table-cell table:style-name="ce20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Krimpen op de Lek</text:p>
          </table:table-cell>
          <table:table-cell table:style-name="ce20"/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Lekkerkerk</text:p>
          </table:table-cell>
          <table:table-cell table:style-name="ce20"/>
          <table:table-cell ns41:value-type="float" table:style-name="TL Data" office:value="1313" office:value-type="float">
            <text:p>131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Zuidbroek</text:p>
          </table:table-cell>
          <table:table-cell table:style-name="ce20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Vlist en Bonrepas</text:p>
          </table:table-cell>
          <table:table-cell table:style-name="ce20"/>
          <table:table-cell ns41:value-type="float" table:style-name="TL Data" office:value="307" office:value-type="float">
            <text:p>30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Schoonhoven</text:p>
          </table:table-cell>
          <table:table-cell table:style-name="ce20"/>
          <table:table-cell ns41:value-type="float" table:style-name="TL Data" office:value="2489" office:value-type="float">
            <text:p>2489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Jaarsveld</text:p>
          </table:table-cell>
          <table:table-cell table:style-name="ce20"/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Cabauw en Zevender</text:p>
          </table:table-cell>
          <table:table-cell table:style-name="ce20"/>
          <table:table-cell ns41:value-type="float" table:style-name="TL Data" office:value="217" office:value-type="float">
            <text:p>21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Noord-Polsbroek</text:p>
          </table:table-cell>
          <table:table-cell table:style-name="ce20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Zuid-Polsbroek</text:p>
          </table:table-cell>
          <table:table-cell table:style-name="ce20"/>
          <table:table-cell ns41:value-type="float" table:style-name="TL Data" office:value="162" office:value-type="float">
            <text:p>16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690035" office:value-type="float">
            <text:p>690035</text:p>
          </table:table-cell>
          <table:table-cell ns41:value-type="float" table:style-name="TL Data" office:value="1373" office:value-type="float">
            <text:p>137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Benschop</text:p>
          </table:table-cell>
          <table:table-cell table:style-name="ce20"/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YSSEL en LEK.</text:p>
          </table:table-cell>
          <table:table-cell ns41:value-type="string" table:style-name="TL RowHeader" office:value-type="string">
            <text:p>Ysselstein en Schouts-ampt</text:p>
          </table:table-cell>
          <table:table-cell table:style-name="ce20"/>
          <table:table-cell ns41:value-type="float" table:style-name="TL Data" office:value="2531" office:value-type="float">
            <text:p>2531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Poortugaal</text:p>
          </table:table-cell>
          <table:table-cell table:style-name="ce20"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Hoogvliet</text:p>
          </table:table-cell>
          <table:table-cell table:style-name="ce20"/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Oud- en Nieuw-Engeland</text:p>
          </table:table-cell>
          <table:table-cell table:style-name="ce20"/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Pernisse</text:p>
          </table:table-cell>
          <table:table-cell table:style-name="ce20"/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's Graaven-Ambagt</text:p>
          </table:table-cell>
          <table:table-cell table:style-name="ce20"/>
          <table:table-cell ns41:value-type="float" table:style-name="TL Data" office:value="87" office:value-type="float">
            <text:p>8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Rozand</text:p>
          </table:table-cell>
          <table:table-cell table:style-name="ce20"/>
          <table:table-cell ns41:value-type="float" table:style-name="TL Data" office:value="51" office:value-type="float">
            <text:p>5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Rhoon</text:p>
          </table:table-cell>
          <table:table-cell table:style-name="ce20"/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Pendregt</text:p>
          </table:table-cell>
          <table:table-cell table:style-name="ce20"/>
          <table:table-cell ns41:value-type="float" table:style-name="TL Data" office:value="18" office:value-type="float">
            <text:p>1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Albrantswaard en Kyvelanden</text:p>
          </table:table-cell>
          <table:table-cell table:style-name="ce20"/>
          <table:table-cell ns41:value-type="float" table:style-name="TL Data" office:value="135" office:value-type="float">
            <text:p>13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Charlois</text:p>
          </table:table-cell>
          <table:table-cell table:style-name="ce20"/>
          <table:table-cell ns41:value-type="float" table:style-name="TL Data" office:value="1862" office:value-type="float">
            <text:p>186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Katendrecht</text:p>
          </table:table-cell>
          <table:table-cell table:style-name="ce20"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Langebakkers-Oord</text:p>
          </table:table-cell>
          <table:table-cell table:style-name="ce20"/>
          <table:table-cell ns41:value-type="float" table:style-name="TL Data" office:value="9" office:value-type="float">
            <text:p>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Ridderkerk</text:p>
          </table:table-cell>
          <table:table-cell table:style-name="ce20"/>
          <table:table-cell ns41:value-type="float" table:style-name="TL Data" office:value="2651" office:value-type="float">
            <text:p>2651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Oost-Barendrecht</text:p>
          </table:table-cell>
          <table:table-cell table:style-name="ce20"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Adriaan-Pieters-Ambagt</text:p>
          </table:table-cell>
          <table:table-cell table:style-name="ce20"/>
          <table:table-cell ns41:value-type="float" table:style-name="TL Data" office:value="311" office:value-type="float">
            <text:p>31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West-Barendrecht</text:p>
          </table:table-cell>
          <table:table-cell table:style-name="ce20"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Karnisse</text:p>
          </table:table-cell>
          <table:table-cell table:style-name="ce20"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Oost-Ysselmonde</text:p>
          </table:table-cell>
          <table:table-cell table:style-name="ce20"/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West-Ysselmonde</text:p>
          </table:table-cell>
          <table:table-cell table:style-name="ce20"/>
          <table:table-cell ns41:value-type="float" table:style-name="TL Data" office:value="201" office:value-type="float">
            <text:p>20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Heerjansdam</text:p>
          </table:table-cell>
          <table:table-cell table:style-name="ce20"/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Heer-Oudelands-Ambagt</text:p>
          </table:table-cell>
          <table:table-cell table:style-name="ce20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Kyfhoek</text:p>
          </table:table-cell>
          <table:table-cell table:style-name="ce20"/>
          <table:table-cell ns41:value-type="float" table:style-name="TL Data" office:value="155" office:value-type="float">
            <text:p>15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Rysoord en Strevelshoek</text:p>
          </table:table-cell>
          <table:table-cell table:style-name="ce20"/>
          <table:table-cell ns41:value-type="float" table:style-name="TL Data" office:value="141" office:value-type="float">
            <text:p>14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Groot-Lint</text:p>
          </table:table-cell>
          <table:table-cell table:style-name="ce20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Klein-Lint</text:p>
          </table:table-cell>
          <table:table-cell table:style-name="ce20"/>
          <table:table-cell ns41:value-type="float" table:style-name="TL Data" office:value="238" office:value-type="float">
            <text:p>23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Zwyndrecht</text:p>
          </table:table-cell>
          <table:table-cell table:style-name="ce20"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Meerdervoort</text:p>
          </table:table-cell>
          <table:table-cell table:style-name="ce20"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-EILAND.</text:p>
          </table:table-cell>
          <table:table-cell ns41:value-type="string" table:style-name="TL RowHeader" office:value-type="string">
            <text:p>Hendrik-Ido-Ambagt</text:p>
          </table:table-cell>
          <table:table-cell table:style-name="ce20"/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Papendrecht</text:p>
          </table:table-cell>
          <table:table-cell table:style-name="ce20"/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708159" office:value-type="float">
            <text:p>708159</text:p>
          </table:table-cell>
          <table:table-cell ns41:value-type="float" table:style-name="TL Data" office:value="1409" office:value-type="float">
            <text:p>1409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Alblasserdam</text:p>
          </table:table-cell>
          <table:table-cell table:style-name="ce20"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Alblas</text:p>
          </table:table-cell>
          <table:table-cell table:style-name="ce20"/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Wingaarden en Ruibroek</text:p>
          </table:table-cell>
          <table:table-cell table:style-name="ce20"/>
          <table:table-cell ns41:value-type="float" table:style-name="TL Data" office:value="214" office:value-type="float">
            <text:p>21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Sliedrecht en Jurisdictie</text:p>
          </table:table-cell>
          <table:table-cell table:style-name="ce20"/>
          <table:table-cell ns41:value-type="float" table:style-name="TL Data" office:value="2495" office:value-type="float">
            <text:p>249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Nieuw-Lekkerland</text:p>
          </table:table-cell>
          <table:table-cell table:style-name="ce20"/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Streefkerk</text:p>
          </table:table-cell>
          <table:table-cell table:style-name="ce20"/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Molenaarsgraaf</text:p>
          </table:table-cell>
          <table:table-cell table:style-name="ce20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Laag-Blokland</text:p>
          </table:table-cell>
          <table:table-cell table:style-name="ce20"/>
          <table:table-cell ns41:value-type="float" table:style-name="TL Data" office:value="133" office:value-type="float">
            <text:p>13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Brandwyk en Gybeland</text:p>
          </table:table-cell>
          <table:table-cell table:style-name="ce20"/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Giessendam</text:p>
          </table:table-cell>
          <table:table-cell table:style-name="ce20"/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Giessen-Oudekerk</text:p>
          </table:table-cell>
          <table:table-cell table:style-name="ce20"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Peursum</text:p>
          </table:table-cell>
          <table:table-cell table:style-name="ce20"/>
          <table:table-cell ns41:value-type="float" table:style-name="TL Data" office:value="155" office:value-type="float">
            <text:p>15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Giessen-Nieuwkerk</text:p>
          </table:table-cell>
          <table:table-cell table:style-name="ce20"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Slingeland</text:p>
          </table:table-cell>
          <table:table-cell table:style-name="ce20"/>
          <table:table-cell ns41:value-type="float" table:style-name="TL Data" office:value="84" office:value-type="float">
            <text:p>8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Bleskensgraaf</text:p>
          </table:table-cell>
          <table:table-cell table:style-name="ce20"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Hofwegen</text:p>
          </table:table-cell>
          <table:table-cell table:style-name="ce20"/>
          <table:table-cell ns41:value-type="float" table:style-name="TL Data" office:value="53" office:value-type="float">
            <text:p>5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Goudriaan</text:p>
          </table:table-cell>
          <table:table-cell table:style-name="ce20"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Ottoland</text:p>
          </table:table-cell>
          <table:table-cell table:style-name="ce20"/>
          <table:table-cell ns41:value-type="float" table:style-name="TL Data" office:value="220" office:value-type="float">
            <text:p>22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Ammersgraaf, Agterland en Peulwyk</text:p>
          </table:table-cell>
          <table:table-cell table:style-name="ce20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Gelkenes</text:p>
          </table:table-cell>
          <table:table-cell table:style-name="ce20"/>
          <table:table-cell ns41:value-type="float" table:style-name="TL Data" office:value="328" office:value-type="float">
            <text:p>32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Hardinxveld</text:p>
          </table:table-cell>
          <table:table-cell table:style-name="ce20"/>
          <table:table-cell ns41:value-type="float" table:style-name="TL Data" office:value="2109" office:value-type="float">
            <text:p>2109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Noordeloos</text:p>
          </table:table-cell>
          <table:table-cell table:style-name="ce20"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Nieuwpoort</text:p>
          </table:table-cell>
          <table:table-cell table:style-name="ce20"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LEK en MERWEDE.</text:p>
          </table:table-cell>
          <table:table-cell ns41:value-type="string" table:style-name="TL RowHeader" office:value-type="string">
            <text:p>Moerkerk</text:p>
          </table:table-cell>
          <table:table-cell table:style-name="ce20"/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Gorinchem</text:p>
          </table:table-cell>
          <table:table-cell table:style-name="ce20"/>
          <table:table-cell ns41:value-type="float" table:style-name="TL Data" office:value="4969" office:value-type="float">
            <text:p>4969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Schelluynen</text:p>
          </table:table-cell>
          <table:table-cell table:style-name="ce20"/>
          <table:table-cell ns41:value-type="float" table:style-name="TL Data" office:value="164" office:value-type="float">
            <text:p>16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Arkel en Rietveld</text:p>
          </table:table-cell>
          <table:table-cell table:style-name="ce20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Hoog-Blokland</text:p>
          </table:table-cell>
          <table:table-cell table:style-name="ce20"/>
          <table:table-cell ns41:value-type="float" table:style-name="TL Data" office:value="269" office:value-type="float">
            <text:p>26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Kedichem</text:p>
          </table:table-cell>
          <table:table-cell table:style-name="ce20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Oosterwyk</text:p>
          </table:table-cell>
          <table:table-cell table:style-name="ce20"/>
          <table:table-cell ns41:value-type="float" table:style-name="TL Data" office:value="123" office:value-type="float">
            <text:p>12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Acquoy</text:p>
          </table:table-cell>
          <table:table-cell table:style-name="ce20"/>
          <table:table-cell ns41:value-type="float" table:style-name="TL Data" office:value="188" office:value-type="float">
            <text:p>18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Spyk</text:p>
          </table:table-cell>
          <table:table-cell table:style-name="ce20"/>
          <table:table-cell ns41:value-type="float" table:style-name="TL Data" office:value="57" office:value-type="float">
            <text:p>5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727982" office:value-type="float">
            <text:p>727982</text:p>
          </table:table-cell>
          <table:table-cell ns41:value-type="float" table:style-name="TL Data" office:value="1448" office:value-type="float">
            <text:p>1448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Leerbroek</text:p>
          </table:table-cell>
          <table:table-cell table:style-name="ce20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Reyerskoop</text:p>
          </table:table-cell>
          <table:table-cell table:style-name="ce20"/>
          <table:table-cell ns41:value-type="float" table:style-name="TL Data" office:value="61" office:value-type="float">
            <text:p>6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Middelkoop</text:p>
          </table:table-cell>
          <table:table-cell table:style-name="ce20"/>
          <table:table-cell ns41:value-type="float" table:style-name="TL Data" office:value="156" office:value-type="float">
            <text:p>15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Nieuwland</text:p>
          </table:table-cell>
          <table:table-cell table:style-name="ce20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Hoornaar</text:p>
          </table:table-cell>
          <table:table-cell table:style-name="ce20"/>
          <table:table-cell ns41:value-type="float" table:style-name="TL Data" office:value="364" office:value-type="float">
            <text:p>36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Asperen</text:p>
          </table:table-cell>
          <table:table-cell table:style-name="ce20"/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Heukelom</text:p>
          </table:table-cell>
          <table:table-cell table:style-name="ce20"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Leerdam</text:p>
          </table:table-cell>
          <table:table-cell table:style-name="ce20"/>
          <table:table-cell ns41:value-type="float" table:style-name="TL Data" office:value="2015" office:value-type="float">
            <text:p>2015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Schoonrewoerd</text:p>
          </table:table-cell>
          <table:table-cell table:style-name="ce20"/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Vianen</text:p>
          </table:table-cell>
          <table:table-cell table:style-name="ce20"/>
          <table:table-cell ns41:value-type="float" table:style-name="TL Data" office:value="1820" office:value-type="float">
            <text:p>182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Ameyde</text:p>
          </table:table-cell>
          <table:table-cell table:style-name="ce20"/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Tienhoven</text:p>
          </table:table-cell>
          <table:table-cell table:style-name="ce20"/>
          <table:table-cell ns41:value-type="float" table:style-name="TL Data" office:value="229" office:value-type="float">
            <text:p>22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Heikop en Boeikop</text:p>
          </table:table-cell>
          <table:table-cell table:style-name="ce20"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Lexmond en Agthoven</text:p>
          </table:table-cell>
          <table:table-cell table:style-name="ce20"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OOSTERLAND.</text:p>
          </table:table-cell>
          <table:table-cell ns41:value-type="string" table:style-name="TL RowHeader" office:value-type="string">
            <text:p>Lakenveld</text:p>
          </table:table-cell>
          <table:table-cell table:style-name="ce20"/>
          <table:table-cell ns41:value-type="float" table:style-name="TL Data" office:value="276" office:value-type="float">
            <text:p>27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Brielle en omtrek</text:p>
          </table:table-cell>
          <table:table-cell table:style-name="ce20"/>
          <table:table-cell ns41:value-type="float" table:style-name="TL Data" office:value="3170" office:value-type="float">
            <text:p>3170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Oostvoorn en Groot-Oosterland</text:p>
          </table:table-cell>
          <table:table-cell table:style-name="ce20"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Rockanje</text:p>
          </table:table-cell>
          <table:table-cell table:style-name="ce20"/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Rugge, Klein-Oosterland, Kleiburg</text:p>
          </table:table-cell>
          <table:table-cell table:style-name="ce20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De Quak</text:p>
          </table:table-cell>
          <table:table-cell table:style-name="ce20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Nieuw-Helvoet</text:p>
          </table:table-cell>
          <table:table-cell table:style-name="ce20"/>
          <table:table-cell ns41:value-type="float" table:style-name="TL Data" office:value="337" office:value-type="float">
            <text:p>33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St. Annapolder en Schapengorsch</text:p>
          </table:table-cell>
          <table:table-cell table:style-name="ce20"/>
          <table:table-cell ns41:value-type="float" table:style-name="TL Data" office:value="65" office:value-type="float">
            <text:p>6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Naters en Pancrasgrosch</text:p>
          </table:table-cell>
          <table:table-cell table:style-name="ce20"/>
          <table:table-cell ns41:value-type="float" table:style-name="TL Data" office:value="95" office:value-type="float">
            <text:p>9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Nieuwe-Goote</text:p>
          </table:table-cell>
          <table:table-cell table:style-name="ce20"/>
          <table:table-cell ns41:value-type="float" table:style-name="TL Data" office:value="56" office:value-type="float">
            <text:p>5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Helvoetsluis en Weergorsch</text:p>
          </table:table-cell>
          <table:table-cell table:style-name="ce20"/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De Struyten</text:p>
          </table:table-cell>
          <table:table-cell table:style-name="ce20"/>
          <table:table-cell ns41:value-type="float" table:style-name="TL Data" office:value="33" office:value-type="float">
            <text:p>3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Briels-Nieuwland, of de 4 Polders</text:p>
          </table:table-cell>
          <table:table-cell table:style-name="ce20"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Nieuwenhoorn</text:p>
          </table:table-cell>
          <table:table-cell table:style-name="ce20"/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Oudenhoorn</text:p>
          </table:table-cell>
          <table:table-cell table:style-name="ce20"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Zuidland en Velgersdyk</text:p>
          </table:table-cell>
          <table:table-cell table:style-name="ce20"/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Zwartewaal</text:p>
          </table:table-cell>
          <table:table-cell table:style-name="ce20"/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Heenvliet</text:p>
          </table:table-cell>
          <table:table-cell table:style-name="ce20"/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Abbenbroek</text:p>
          </table:table-cell>
          <table:table-cell table:style-name="ce20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747161" office:value-type="float">
            <text:p>747161</text:p>
          </table:table-cell>
          <table:table-cell ns41:value-type="float" table:style-name="TL Data" office:value="1487" office:value-type="float">
            <text:p>1487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Geervliet</text:p>
          </table:table-cell>
          <table:table-cell table:style-name="ce20"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Spykenis en Braband</text:p>
          </table:table-cell>
          <table:table-cell table:style-name="ce20"/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Hekelingen en Friesland</text:p>
          </table:table-cell>
          <table:table-cell table:style-name="ce20"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Biert en Stompaarden</text:p>
          </table:table-cell>
          <table:table-cell table:style-name="ce20"/>
          <table:table-cell ns41:value-type="float" table:style-name="TL Data" office:value="65" office:value-type="float">
            <text:p>6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Heer-Simonshaven en Schuddenbeurs</text:p>
          </table:table-cell>
          <table:table-cell table:style-name="ce20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Nieuw Beyerland</text:p>
          </table:table-cell>
          <table:table-cell table:style-name="ce20"/>
          <table:table-cell ns41:value-type="float" table:style-name="TL Data" office:value="814" office:value-type="float">
            <text:p>81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Korendyk</text:p>
          </table:table-cell>
          <table:table-cell table:style-name="ce20"/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Piershill</text:p>
          </table:table-cell>
          <table:table-cell table:style-name="ce20"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ARINGVLIET.</text:p>
          </table:table-cell>
          <table:table-cell ns41:value-type="string" table:style-name="TL RowHeader" office:value-type="string">
            <text:p>Zuid-Beyerland of Hitzert</text:p>
          </table:table-cell>
          <table:table-cell table:style-name="ce20"/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Dubbeldam</text:p>
          </table:table-cell>
          <table:table-cell table:style-name="ce20"/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Wieldregt</text:p>
          </table:table-cell>
          <table:table-cell table:style-name="ce20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De Myl</text:p>
          </table:table-cell>
          <table:table-cell table:style-name="ce20"/>
          <table:table-cell ns41:value-type="float" table:style-name="TL Data" office:value="266" office:value-type="float">
            <text:p>26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Puttershoek</text:p>
          </table:table-cell>
          <table:table-cell table:style-name="ce20"/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Heynenoord</text:p>
          </table:table-cell>
          <table:table-cell table:style-name="ce20"/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Groep</text:p>
          </table:table-cell>
          <table:table-cell table:style-name="ce20"/>
          <table:table-cell ns41:value-type="float" table:style-name="TL Data" office:value="153" office:value-type="float">
            <text:p>15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Maasdam</text:p>
          </table:table-cell>
          <table:table-cell table:style-name="ce20"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Mynsheerenland</text:p>
          </table:table-cell>
          <table:table-cell table:style-name="ce20"/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's Gravendeel en Leer-Ambagt</text:p>
          </table:table-cell>
          <table:table-cell table:style-name="ce20"/>
          <table:table-cell ns41:value-type="float" table:style-name="TL Data" office:value="1853" office:value-type="float">
            <text:p>185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Cillershoek</text:p>
          </table:table-cell>
          <table:table-cell table:style-name="ce20"/>
          <table:table-cell ns41:value-type="float" table:style-name="TL Data" office:value="306" office:value-type="float">
            <text:p>30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Numansdorp of Buitenhuis</text:p>
          </table:table-cell>
          <table:table-cell table:style-name="ce20"/>
          <table:table-cell ns41:value-type="float" table:style-name="TL Data" office:value="1565" office:value-type="float">
            <text:p>156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Klaaswaal, Kromstryen enz.</text:p>
          </table:table-cell>
          <table:table-cell table:style-name="ce20"/>
          <table:table-cell ns41:value-type="float" table:style-name="TL Data" office:value="1113" office:value-type="float">
            <text:p>111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Westmaas</text:p>
          </table:table-cell>
          <table:table-cell table:style-name="ce20"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St. Anthony Polder</text:p>
          </table:table-cell>
          <table:table-cell table:style-name="ce20"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Stryens-Sas</text:p>
          </table:table-cell>
          <table:table-cell table:style-name="ce20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Stryen</text:p>
          </table:table-cell>
          <table:table-cell table:style-name="ce20"/>
          <table:table-cell ns41:value-type="float" table:style-name="TL Data" office:value="1949" office:value-type="float">
            <text:p>194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Goidschalkoord</text:p>
          </table:table-cell>
          <table:table-cell table:style-name="ce20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MAAS en HOLLANDS DIEP.</text:p>
          </table:table-cell>
          <table:table-cell ns41:value-type="string" table:style-name="TL RowHeader" office:value-type="string">
            <text:p>Oud-Beijerland</text:p>
          </table:table-cell>
          <table:table-cell table:style-name="ce20"/>
          <table:table-cell ns41:value-type="float" table:style-name="TL Data" office:value="2342" office:value-type="float">
            <text:p>234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MERWEDE.</text:p>
          </table:table-cell>
          <table:table-cell ns41:value-type="string" table:style-name="TL RowHeader" office:value-type="string">
            <text:p>Dordrecht en de Merwede</text:p>
          </table:table-cell>
          <table:table-cell table:style-name="ce20"/>
          <table:table-cell ns41:value-type="float" table:style-name="TL Data" office:value="18014" office:value-type="float">
            <text:p>18014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784255" office:value-type="float">
            <text:p>784255</text:p>
          </table:table-cell>
          <table:table-cell ns41:value-type="float" table:style-name="TL Data" office:value="1561" office:value-type="float">
            <text:p>156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Woudrichem</text:p>
          </table:table-cell>
          <table:table-cell table:style-name="ce20"/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Oudendyk</text:p>
          </table:table-cell>
          <table:table-cell table:style-name="ce20"/>
          <table:table-cell ns41:value-type="float" table:style-name="TL Data" office:value="199" office:value-type="float">
            <text:p>19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Loevestein</text:p>
          </table:table-cell>
          <table:table-cell table:style-name="ce20"/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Werkendam</text:p>
          </table:table-cell>
          <table:table-cell table:style-name="ce20"/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De Werken</text:p>
          </table:table-cell>
          <table:table-cell table:style-name="ce20"/>
          <table:table-cell ns41:value-type="float" table:style-name="TL Data" office:value="547" office:value-type="float">
            <text:p>54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Sleewyk</text:p>
          </table:table-cell>
          <table:table-cell table:style-name="ce20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Almkerk</text:p>
          </table:table-cell>
          <table:table-cell table:style-name="ce20"/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Emmickhoven</text:p>
          </table:table-cell>
          <table:table-cell table:style-name="ce20"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Waardhuizen</text:p>
          </table:table-cell>
          <table:table-cell table:style-name="ce20"/>
          <table:table-cell ns41:value-type="float" table:style-name="TL Data" office:value="107" office:value-type="float">
            <text:p>10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Uitwyk</text:p>
          </table:table-cell>
          <table:table-cell table:style-name="ce20"/>
          <table:table-cell ns41:value-type="float" table:style-name="TL Data" office:value="120" office:value-type="float">
            <text:p>12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Babilonienbroek</text:p>
          </table:table-cell>
          <table:table-cell table:style-name="ce20"/>
          <table:table-cell ns41:value-type="float" table:style-name="TL Data" office:value="205" office:value-type="float">
            <text:p>20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Andel</text:p>
          </table:table-cell>
          <table:table-cell table:style-name="ce20"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Gyzen</text:p>
          </table:table-cell>
          <table:table-cell table:style-name="ce20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Ryswyk</text:p>
          </table:table-cell>
          <table:table-cell table:style-name="ce20"/>
          <table:table-cell ns41:value-type="float" table:style-name="TL Data" office:value="188" office:value-type="float">
            <text:p>18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Hill</text:p>
          </table:table-cell>
          <table:table-cell table:style-name="ce20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Dussen-Munster en Muilkerk</text:p>
          </table:table-cell>
          <table:table-cell table:style-name="ce20"/>
          <table:table-cell ns41:value-type="float" table:style-name="TL Data" office:value="1391" office:value-type="float">
            <text:p>139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Baardwyk</text:p>
          </table:table-cell>
          <table:table-cell table:style-name="ce20"/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Drongelen</text:p>
          </table:table-cell>
          <table:table-cell table:style-name="ce20"/>
          <table:table-cell ns41:value-type="float" table:style-name="TL Data" office:value="228" office:value-type="float">
            <text:p>22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Doveren</text:p>
          </table:table-cell>
          <table:table-cell table:style-name="ce20"/>
          <table:table-cell ns41:value-type="float" table:style-name="TL Data" office:value="100" office:value-type="float">
            <text:p>10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Veen</text:p>
          </table:table-cell>
          <table:table-cell table:style-name="ce20"/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Oud-Heusden, Elshout, Hulten</text:p>
          </table:table-cell>
          <table:table-cell table:style-name="ce20"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Engelen</text:p>
          </table:table-cell>
          <table:table-cell table:style-name="ce20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Herpt en Bern</text:p>
          </table:table-cell>
          <table:table-cell table:style-name="ce20"/>
          <table:table-cell ns41:value-type="float" table:style-name="TL Data" office:value="322" office:value-type="float">
            <text:p>32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Hedikhuizen</text:p>
          </table:table-cell>
          <table:table-cell table:style-name="ce20"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Genderen</text:p>
          </table:table-cell>
          <table:table-cell table:style-name="ce20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Heesbeen</text:p>
          </table:table-cell>
          <table:table-cell table:style-name="ce20"/>
          <table:table-cell ns41:value-type="float" table:style-name="TL Data" office:value="161" office:value-type="float">
            <text:p>16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Aalburg</text:p>
          </table:table-cell>
          <table:table-cell table:style-name="ce20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Wyk</text:p>
          </table:table-cell>
          <table:table-cell table:style-name="ce20"/>
          <table:table-cell ns41:value-type="float" table:style-name="TL Data" office:value="793" office:value-type="float">
            <text:p>79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Heusden</text:p>
          </table:table-cell>
          <table:table-cell table:style-name="ce20"/>
          <table:table-cell ns41:value-type="float" table:style-name="TL Data" office:value="1415" office:value-type="float">
            <text:p>141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Eethen</text:p>
          </table:table-cell>
          <table:table-cell table:style-name="ce20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Meeuwen</text:p>
          </table:table-cell>
          <table:table-cell table:style-name="ce20"/>
          <table:table-cell ns41:value-type="float" table:style-name="TL Data" office:value="299" office:value-type="float">
            <text:p>29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Vlymen</text:p>
          </table:table-cell>
          <table:table-cell table:style-name="ce20"/>
          <table:table-cell ns41:value-type="float" table:style-name="TL Data" office:value="1811" office:value-type="float">
            <text:p>1811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BIESBOSCH en MAAS.</text:p>
          </table:table-cell>
          <table:table-cell ns41:value-type="string" table:style-name="TL RowHeader" office:value-type="string">
            <text:p>Onzenoord</text:p>
          </table:table-cell>
          <table:table-cell table:style-name="ce20"/>
          <table:table-cell ns41:value-type="float" table:style-name="TL Data" office:value="100" office:value-type="float">
            <text:p>10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799620" office:value-type="float">
            <text:p>799620</text:p>
          </table:table-cell>
          <table:table-cell ns41:value-type="float" table:style-name="TL Data" office:value="1592" office:value-type="float">
            <text:p>159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Goederede</text:p>
          </table:table-cell>
          <table:table-cell table:style-name="ce20"/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Stellendam</text:p>
          </table:table-cell>
          <table:table-cell table:style-name="ce20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Oude-Nieuwland</text:p>
          </table:table-cell>
          <table:table-cell table:style-name="ce20"/>
          <table:table-cell ns41:value-type="float" table:style-name="TL Data" office:value="147" office:value-type="float">
            <text:p>14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Ouden Oostdyk</text:p>
          </table:table-cell>
          <table:table-cell table:style-name="ce20"/>
          <table:table-cell ns41:value-type="float" table:style-name="TL Data" office:value="102" office:value-type="float">
            <text:p>10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Ouddorp en Oude-Land</text:p>
          </table:table-cell>
          <table:table-cell table:style-name="ce20"/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West-Nieuwland</text:p>
          </table:table-cell>
          <table:table-cell table:style-name="ce20"/>
          <table:table-cell ns41:value-type="float" table:style-name="TL Data" office:value="82" office:value-type="float">
            <text:p>8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Onwaard &amp; c</text:p>
          </table:table-cell>
          <table:table-cell table:style-name="ce20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Roxenisse</text:p>
          </table:table-cell>
          <table:table-cell table:style-name="ce20"/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Melissant</text:p>
          </table:table-cell>
          <table:table-cell table:style-name="ce20"/>
          <table:table-cell ns41:value-type="float" table:style-name="TL Data" office:value="333" office:value-type="float">
            <text:p>33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Dirksland</text:p>
          </table:table-cell>
          <table:table-cell table:style-name="ce20"/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Herkingen</text:p>
          </table:table-cell>
          <table:table-cell table:style-name="ce20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Oude-Tonge</text:p>
          </table:table-cell>
          <table:table-cell table:style-name="ce20"/>
          <table:table-cell ns41:value-type="float" table:style-name="TL Data" office:value="1419" office:value-type="float">
            <text:p>141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Nieuwe-Tonge</text:p>
          </table:table-cell>
          <table:table-cell table:style-name="ce20"/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Middelharnis</text:p>
          </table:table-cell>
          <table:table-cell table:style-name="ce20"/>
          <table:table-cell ns41:value-type="float" table:style-name="TL Data" office:value="2157" office:value-type="float">
            <text:p>215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Stad aan 't Haringvliet</text:p>
          </table:table-cell>
          <table:table-cell table:style-name="ce20"/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Ooltgensplaat en den Bommel</text:p>
          </table:table-cell>
          <table:table-cell table:style-name="ce20"/>
          <table:table-cell ns41:value-type="float" table:style-name="TL Data" office:value="1847" office:value-type="float">
            <text:p>184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Dinteloord</text:p>
          </table:table-cell>
          <table:table-cell table:style-name="ce20"/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Willemstad</text:p>
          </table:table-cell>
          <table:table-cell table:style-name="ce20"/>
          <table:table-cell ns41:value-type="float" table:style-name="TL Data" office:value="1295" office:value-type="float">
            <text:p>129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Klundert</text:p>
          </table:table-cell>
          <table:table-cell table:style-name="ce20"/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DE ZEEGATEN.</text:p>
          </table:table-cell>
          <table:table-cell ns41:value-type="string" table:style-name="TL RowHeader" office:value-type="string">
            <text:p>Dito Polders</text:p>
          </table:table-cell>
          <table:table-cell table:style-name="ce20"/>
          <table:table-cell ns41:value-type="float" table:style-name="TL Data" office:value="715" office:value-type="float">
            <text:p>71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ZUIDEN.</text:p>
          </table:table-cell>
          <table:table-cell ns41:value-type="string" table:style-name="TL RowHeader" office:value-type="string">
            <text:p>Raamsdonk</text:p>
          </table:table-cell>
          <table:table-cell table:style-name="ce20"/>
          <table:table-cell ns41:value-type="float" table:style-name="TL Data" office:value="1817" office:value-type="float">
            <text:p>181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ZUIDEN.</text:p>
          </table:table-cell>
          <table:table-cell ns41:value-type="string" table:style-name="TL RowHeader" office:value-type="string">
            <text:p>Groot-Waspik</text:p>
          </table:table-cell>
          <table:table-cell table:style-name="ce20"/>
          <table:table-cell ns41:value-type="float" table:style-name="TL Data" office:value="1581" office:value-type="float">
            <text:p>158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ZUIDEN.</text:p>
          </table:table-cell>
          <table:table-cell ns41:value-type="string" table:style-name="TL RowHeader" office:value-type="string">
            <text:p>Klein-Waspik</text:p>
          </table:table-cell>
          <table:table-cell table:style-name="ce20"/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ZUIDEN.</text:p>
          </table:table-cell>
          <table:table-cell ns41:value-type="string" table:style-name="TL RowHeader" office:value-type="string">
            <text:p>'s Grevelduin Kapel</text:p>
          </table:table-cell>
          <table:table-cell table:style-name="ce20"/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ZUIDEN.</text:p>
          </table:table-cell>
          <table:table-cell ns41:value-type="string" table:style-name="TL RowHeader" office:value-type="string">
            <text:p>Vryhouven Kapel</text:p>
          </table:table-cell>
          <table:table-cell table:style-name="ce20"/>
          <table:table-cell ns41:value-type="float" table:style-name="TL Data" office:value="248" office:value-type="float">
            <text:p>24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ZUIDEN.</text:p>
          </table:table-cell>
          <table:table-cell ns41:value-type="string" table:style-name="TL RowHeader" office:value-type="string">
            <text:p>Bezoyen</text:p>
          </table:table-cell>
          <table:table-cell table:style-name="ce20"/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ZUIDEN.</text:p>
          </table:table-cell>
          <table:table-cell ns41:value-type="string" table:style-name="TL RowHeader" office:value-type="string">
            <text:p>Sprang</text:p>
          </table:table-cell>
          <table:table-cell table:style-name="ce20"/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820693" office:value-type="float">
            <text:p>820693</text:p>
          </table:table-cell>
          <table:table-cell ns41:value-type="float" table:style-name="TL Data" office:value="1634" office:value-type="float">
            <text:p>163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ZUIDEN.</text:p>
          </table:table-cell>
          <table:table-cell ns41:value-type="string" table:style-name="TL RowHeader" office:value-type="string">
            <text:p>'s Gravemoer</text:p>
          </table:table-cell>
          <table:table-cell table:style-name="ce20"/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ZUIDEN.</text:p>
          </table:table-cell>
          <table:table-cell ns41:value-type="string" table:style-name="TL RowHeader" office:value-type="string">
            <text:p>Geertruidenberg</text:p>
          </table:table-cell>
          <table:table-cell table:style-name="ce20"/>
          <table:table-cell ns41:value-type="float" table:style-name="TL Data" office:value="1320" office:value-type="float">
            <text:p>132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ZUIDEN.</text:p>
          </table:table-cell>
          <table:table-cell ns41:value-type="string" table:style-name="TL RowHeader" office:value-type="string">
            <text:p>Made</text:p>
          </table:table-cell>
          <table:table-cell table:style-name="ce20"/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ZUIDEN.</text:p>
          </table:table-cell>
          <table:table-cell ns41:value-type="string" table:style-name="TL RowHeader" office:value-type="string">
            <text:p>Drimmelen</text:p>
          </table:table-cell>
          <table:table-cell table:style-name="ce20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ZUIDEN.</text:p>
          </table:table-cell>
          <table:table-cell ns41:value-type="string" table:style-name="TL RowHeader" office:value-type="string">
            <text:p>Standhazen</text:p>
          </table:table-cell>
          <table:table-cell table:style-name="ce20"/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ZUIDEN.</text:p>
          </table:table-cell>
          <table:table-cell ns41:value-type="string" table:style-name="TL RowHeader" office:value-type="string">
            <text:p>Hooge- en Laage-Zwaluwe</text:p>
          </table:table-cell>
          <table:table-cell table:style-name="ce20"/>
          <table:table-cell ns41:value-type="float" table:style-name="TL Data" office:value="2080" office:value-type="float">
            <text:p>208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ZUIDEN.</text:p>
          </table:table-cell>
          <table:table-cell ns41:value-type="string" table:style-name="TL RowHeader" office:value-type="string">
            <text:p>Zevenbergen</text:p>
          </table:table-cell>
          <table:table-cell table:style-name="ce20"/>
          <table:table-cell ns41:value-type="float" table:style-name="TL Data" office:value="2506" office:value-type="float">
            <text:p>250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HOLLAND.</text:p>
          </table:table-cell>
          <table:table-cell ns41:value-type="string" table:style-name="TL RowHeader" office:value-type="string">
            <text:p>HET ZUIDEN.</text:p>
          </table:table-cell>
          <table:table-cell ns41:value-type="string" table:style-name="TL RowHeader" office:value-type="string">
            <text:p>Moerdyk</text:p>
          </table:table-cell>
          <table:table-cell table:style-name="ce20"/>
          <table:table-cell ns41:value-type="float" table:style-name="TL Data" office:value="152" office:value-type="float">
            <text:p>15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HOLLAND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 table:style-name="ce20"/>
          <table:table-cell ns41:value-type="float" table:style-name="TL Data" office:value="828542" office:value-type="float">
            <text:p>828542</text:p>
          </table:table-cell>
          <table:table-cell ns41:value-type="float" table:style-name="TL Data" office:value="1650" office:value-type="float">
            <text:p>1650</text:p>
          </table:table-cell>
          <table:table-cell ns41:value-type="string" table:style-name="ce27" office:value-type="string">
            <text:p>39</text:p>
          </table:table-cell>
          <table:table-cell ns41:value-type="string" table:style-name="ce31" office:value-type="string">
            <text:p>0146</text:p>
          </table:table-cell>
          <table:table-cell ns41:value-type="string" table:style-name="ce31" office:value-type="string">
            <text:p>0063</text:p>
          </table:table-cell>
          <table:table-cell ns41:value-type="string" table:style-name="ce31" office:value-type="string">
            <text:p>01</text:p>
          </table:table-cell>
          <table:table-cell ns41:value-type="string" table:style-name="ce35" office:value-type="string">
            <text:p>00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number-rows-spanned="1" table:style-name="TL Metadata" table:number-columns-spanned="6" office:value-type="string">
            <text:p>1) Onderaan iedere pagina staat een optelling van de aantallen tot dan toe; op de volgende pagina staat bovenaan het getransporteerde totaal</text:p>
          </table:table-cell>
          <table:covered-table-cell table:style-name="TL Metadata" table:number-columns-repeated="4"/>
          <table:covered-table-cell table:style-name="ce21"/>
          <table:table-cell table:number-columns-repeated="1018"/>
        </table:table-row>
        <table:table-row table:style-name="ro1">
          <table:table-cell ns41:value-type="string" table:style-name="TL Metadata" office:value-type="string">
            <text:p>2) <text:s/>} <text:s text:c="2"/>Een accolade betekent dat het aantal is samengevoegd met de bovenstaande plaats</text:p>
          </table:table-cell>
          <table:table-cell table:style-name="TL Metadata" table:number-columns-repeated="4"/>
          <table:table-cell table:style-name="TL Metadata"/>
          <table:table-cell table:number-columns-repeated="1018"/>
        </table:table-row>
        <table:table-row table:style-name="ro3" table:number-rows-repeated="10479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LLAND" style:page-layout-name="Mpm3" style:display-name="PageStyle_HOL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5:38:32</meta:creation-date>
    <dc:creator>Yamit</dc:creator>
    <dc:date>2005-01-11T11:39:07</dc:date>
    <meta:document-statistic meta:object-count="0" meta:cell-count="5822" meta:table-count="1"/>
    <meta:generator>ODFPY/1.3.0dev</meta:generator>
  </office:meta>
</office:document-meta>
</file>